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paragraph-properties fo:text-align="start" style:justify-single-word="false"/>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5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5" style:family="paragraph" style:parent-style-name="Table_20_Contents">
      <style:text-properties style:font-name="Arial" fo:font-weight="bold" style:font-weight-asian="bold" style:font-weight-complex="bold"/>
    </style:style>
    <style:style style:name="P56" style:family="paragraph" style:parent-style-name="Table_20_Contents">
      <style:text-properties style:font-name="Arial" fo:font-size="10pt" style:font-size-asian="10pt" style:font-size-complex="10pt"/>
    </style:style>
    <style:style style:name="P57" style:family="paragraph" style:parent-style-name="Table_20_Contents">
      <style:text-properties style:font-name="Arial" fo:font-size="10pt" officeooo:rsid="00187288" officeooo:paragraph-rsid="00187288" style:font-size-asian="10pt" style:font-size-complex="10pt"/>
    </style:style>
    <style:style style:name="P58" style:family="paragraph" style:parent-style-name="Table_20_Contents">
      <style:text-properties style:font-name="Arial" fo:font-size="10pt" officeooo:rsid="00361978" officeooo:paragraph-rsid="00361978" style:font-size-asian="10pt" style:font-size-complex="10pt"/>
    </style:style>
    <style:style style:name="P59" style:family="paragraph" style:parent-style-name="Table_20_Contents">
      <style:text-properties style:font-name="Arial" fo:font-size="10pt" officeooo:paragraph-rsid="00361978" style:font-size-asian="10pt" style:font-size-complex="10pt"/>
    </style:style>
    <style:style style:name="P60"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61" style:family="paragraph" style:parent-style-name="Table_20_Contents">
      <style:text-properties style:font-name="Arial" officeooo:rsid="00039645" officeooo:paragraph-rsid="00039645"/>
    </style:style>
    <style:style style:name="P62" style:family="paragraph" style:parent-style-name="Table_20_Contents">
      <style:text-properties style:font-name="Arial1"/>
    </style:style>
    <style:style style:name="P63" style:family="paragraph" style:parent-style-name="Table_20_Contents">
      <style:text-properties style:font-name="Arial1" fo:font-weight="bold" style:font-weight-asian="bold" style:font-weight-complex="bold"/>
    </style:style>
    <style:style style:name="P64" style:family="paragraph" style:parent-style-name="Table_20_Contents">
      <style:text-properties style:font-name="Arial1" fo:font-style="italic" style:font-style-asian="italic" style:font-style-complex="italic"/>
    </style:style>
    <style:style style:name="P65" style:family="paragraph" style:parent-style-name="Table_20_Contents">
      <style:text-properties style:font-name="Arial1" fo:font-style="italic" fo:font-weight="normal" style:font-style-asian="italic" style:font-weight-asian="normal" style:font-style-complex="italic" style:font-weight-complex="normal"/>
    </style:style>
    <style:style style:name="P66" style:family="paragraph" style:parent-style-name="Table_20_Contents">
      <style:text-properties style:font-name="Arial1" fo:font-weight="normal" style:font-weight-asian="normal" style:font-weight-complex="normal"/>
    </style:style>
    <style:style style:name="P67"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68" style:family="paragraph" style:parent-style-name="Table_20_Contents">
      <style:paragraph-properties fo:text-align="start" style:justify-single-word="false"/>
    </style:style>
    <style:style style:name="P69" style:family="paragraph" style:parent-style-name="Table_20_Contents">
      <style:paragraph-properties fo:text-align="start" style:justify-single-word="false"/>
      <style:text-properties fo:font-weight="bold" style:font-weight-asian="bold" style:font-weight-complex="bold"/>
    </style:style>
    <style:style style:name="P70" style:family="paragraph" style:parent-style-name="Table_20_Contents">
      <style:paragraph-properties fo:text-align="start" style:justify-single-word="false"/>
      <style:text-properties fo:font-weight="normal" style:font-weight-asian="normal" style:font-weight-complex="normal"/>
    </style:style>
    <style:style style:name="P71" style:family="paragraph" style:parent-style-name="Table_20_Contents">
      <style:text-properties officeooo:rsid="0006f066" officeooo:paragraph-rsid="0006f066"/>
    </style:style>
    <style:style style:name="P72" style:family="paragraph" style:parent-style-name="Table_20_Contents">
      <style:text-properties officeooo:rsid="00628528" officeooo:paragraph-rsid="00628528"/>
    </style:style>
    <style:style style:name="P73" style:family="paragraph" style:parent-style-name="Text_20_body">
      <style:text-properties style:font-name="Arial"/>
    </style:style>
    <style:style style:name="P74" style:family="paragraph" style:parent-style-name="Text_20_body">
      <style:text-properties style:font-name="Arial" officeooo:rsid="00039645" officeooo:paragraph-rsid="00039645"/>
    </style:style>
    <style:style style:name="P75" style:family="paragraph" style:parent-style-name="Text_20_body">
      <style:text-properties fo:font-weight="normal" style:font-weight-asian="normal" style:font-weight-complex="normal"/>
    </style:style>
    <style:style style:name="P76" style:family="paragraph" style:parent-style-name="Text_20_body">
      <style:text-properties fo:font-weight="normal" officeooo:rsid="0006f066" officeooo:paragraph-rsid="0006f066" style:font-weight-asian="normal" style:font-weight-complex="normal"/>
    </style:style>
    <style:style style:name="P77" style:family="paragraph" style:parent-style-name="Text_20_body">
      <style:text-properties fo:font-weight="normal" officeooo:rsid="0073736b" officeooo:paragraph-rsid="0073736b" style:font-weight-asian="normal" style:font-weight-complex="normal"/>
    </style:style>
    <style:style style:name="P78" style:family="paragraph" style:parent-style-name="Text_20_body">
      <style:text-properties style:font-name="Arial1"/>
    </style:style>
    <style:style style:name="P79" style:family="paragraph" style:parent-style-name="Text_20_body">
      <style:text-properties style:font-name="Arial1" officeooo:paragraph-rsid="001ec80d"/>
    </style:style>
    <style:style style:name="P80" style:family="paragraph" style:parent-style-name="Text_20_body">
      <style:text-properties style:font-name="Arial1" officeooo:rsid="00514dd6" officeooo:paragraph-rsid="00628528"/>
    </style:style>
    <style:style style:name="P81" style:family="paragraph" style:parent-style-name="Text_20_body">
      <style:text-properties fo:font-style="italic" style:font-style-asian="italic" style:font-style-complex="italic"/>
    </style:style>
    <style:style style:name="P82" style:family="paragraph" style:parent-style-name="Text_20_body">
      <style:text-properties officeooo:rsid="001b2976" officeooo:paragraph-rsid="001b2976"/>
    </style:style>
    <style:style style:name="P83" style:family="paragraph" style:parent-style-name="Text_20_body">
      <style:text-properties officeooo:rsid="001bf16d" officeooo:paragraph-rsid="001bf16d"/>
    </style:style>
    <style:style style:name="P84" style:family="paragraph" style:parent-style-name="Text_20_body">
      <style:text-properties officeooo:rsid="0026d661" officeooo:paragraph-rsid="0026d661"/>
    </style:style>
    <style:style style:name="P85" style:family="paragraph" style:parent-style-name="Text_20_body">
      <style:text-properties officeooo:rsid="004efe9a" officeooo:paragraph-rsid="004efe9a"/>
    </style:style>
    <style:style style:name="P86" style:family="paragraph" style:parent-style-name="Text_20_body">
      <style:text-properties officeooo:paragraph-rsid="00535419"/>
    </style:style>
    <style:style style:name="P87" style:family="paragraph" style:parent-style-name="Text_20_body">
      <style:text-properties officeooo:rsid="00570221" officeooo:paragraph-rsid="0059e51b"/>
    </style:style>
    <style:style style:name="P88" style:family="paragraph" style:parent-style-name="Text_20_body">
      <style:text-properties officeooo:rsid="0057ff57" officeooo:paragraph-rsid="0057ff57"/>
    </style:style>
    <style:style style:name="P89" style:family="paragraph" style:parent-style-name="Text_20_body">
      <style:text-properties officeooo:rsid="0057ff57" officeooo:paragraph-rsid="0059e51b"/>
    </style:style>
    <style:style style:name="P90" style:family="paragraph" style:parent-style-name="Text_20_body">
      <style:text-properties officeooo:rsid="0057ff57" officeooo:paragraph-rsid="005e0c21"/>
    </style:style>
    <style:style style:name="P91" style:family="paragraph" style:parent-style-name="Text_20_body">
      <style:text-properties officeooo:rsid="0057ff57" officeooo:paragraph-rsid="00628528"/>
    </style:style>
    <style:style style:name="P92" style:family="paragraph" style:parent-style-name="Text_20_body">
      <style:text-properties officeooo:rsid="0057ff57" officeooo:paragraph-rsid="007bebd8"/>
    </style:style>
    <style:style style:name="P93" style:family="paragraph" style:parent-style-name="Text_20_body">
      <style:text-properties officeooo:rsid="0057ff57" officeooo:paragraph-rsid="0081b9e2"/>
    </style:style>
    <style:style style:name="P94" style:family="paragraph" style:parent-style-name="Text_20_body">
      <style:text-properties officeooo:rsid="0057ff57" officeooo:paragraph-rsid="00846027"/>
    </style:style>
    <style:style style:name="P95" style:family="paragraph" style:parent-style-name="Text_20_body">
      <style:text-properties officeooo:rsid="005e0c21" officeooo:paragraph-rsid="005e0c21"/>
    </style:style>
    <style:style style:name="P96" style:family="paragraph" style:parent-style-name="Text_20_body">
      <style:text-properties officeooo:rsid="00792dfc" officeooo:paragraph-rsid="00792dfc"/>
    </style:style>
    <style:style style:name="P97" style:family="paragraph" style:parent-style-name="Text_20_body">
      <style:text-properties officeooo:rsid="00792dfc" officeooo:paragraph-rsid="007da6c6"/>
    </style:style>
    <style:style style:name="P98" style:family="paragraph" style:parent-style-name="Table_20_Heading">
      <style:text-properties style:font-name="Arial"/>
    </style:style>
    <style:style style:name="P99" style:family="paragraph" style:parent-style-name="Table_20_Heading">
      <style:paragraph-properties fo:text-align="start" style:justify-single-word="false"/>
      <style:text-properties style:font-name="Arial" fo:font-size="12pt" style:font-size-asian="12pt" style:font-size-complex="12pt"/>
    </style:style>
    <style:style style:name="P100" style:family="paragraph" style:parent-style-name="Table_20_Heading">
      <style:paragraph-properties fo:text-align="start" style:justify-single-word="false"/>
      <style:text-properties style:font-name="Arial"/>
    </style:style>
    <style:style style:name="P101" style:family="paragraph" style:parent-style-name="Table_20_Heading">
      <style:text-properties style:font-name="Arial1"/>
    </style:style>
    <style:style style:name="P102" style:family="paragraph" style:parent-style-name="Text_20_body" style:list-style-name="L1"/>
    <style:style style:name="P103" style:family="paragraph" style:parent-style-name="Text_20_body" style:list-style-name="L1">
      <style:text-properties style:font-name="Arial"/>
    </style:style>
    <style:style style:name="P104" style:family="paragraph" style:parent-style-name="Text_20_body" style:list-style-name="L2">
      <style:text-properties style:font-name="Arial"/>
    </style:style>
    <style:style style:name="P105" style:family="paragraph" style:parent-style-name="Text_20_body" style:list-style-name="L2">
      <style:text-properties style:font-name="Arial" officeooo:rsid="00039645" officeooo:paragraph-rsid="00039645"/>
    </style:style>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4">
      <style:text-properties fo:font-weight="normal" style:font-weight-asian="normal" style:font-weight-complex="normal"/>
    </style:style>
    <style:style style:name="P110" style:family="paragraph" style:parent-style-name="Text_20_body" style:list-style-name="L5">
      <style:text-properties fo:font-weight="normal" officeooo:paragraph-rsid="003153d0" style:font-weight-asian="normal" style:font-weight-complex="normal"/>
    </style:style>
    <style:style style:name="P111" style:family="paragraph" style:parent-style-name="Text_20_body" style:list-style-name="L6">
      <style:text-properties fo:font-weight="normal" style:font-weight-asian="normal" style:font-weight-complex="normal"/>
    </style:style>
    <style:style style:name="P112" style:family="paragraph" style:parent-style-name="Text_20_body" style:list-style-name="L5"/>
    <style:style style:name="P113" style:family="paragraph" style:parent-style-name="Text_20_body" style:list-style-name="L9"/>
    <style:style style:name="P114"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5"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16"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7"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119" style:family="paragraph" style:parent-style-name="Heading_20_1">
      <style:paragraph-properties fo:break-before="page"/>
    </style:style>
    <style:style style:name="P120" style:family="paragraph" style:parent-style-name="Contents_20_1">
      <style:paragraph-properties>
        <style:tab-stops>
          <style:tab-stop style:position="6.9252in" style:type="right" style:leader-style="dotted" style:leader-text="."/>
        </style:tab-stops>
      </style:paragraph-properties>
    </style:style>
    <style:style style:name="P121" style:family="paragraph" style:parent-style-name="Heading_20_2">
      <style:text-properties fo:font-weight="bold" style:font-weight-asian="bold" style:font-weight-complex="bold"/>
    </style:style>
    <style:style style:name="P122" style:family="paragraph" style:parent-style-name="Contents_20_2">
      <style:paragraph-properties>
        <style:tab-stops>
          <style:tab-stop style:position="6.7283in" style:type="right" style:leader-style="dotted" style:leader-text="."/>
        </style:tab-stops>
      </style:paragraph-properties>
    </style:style>
    <style:style style:name="P123" style:family="paragraph" style:parent-style-name="Heading_20_3">
      <style:text-properties officeooo:rsid="004efe9a" officeooo:paragraph-rsid="004efe9a"/>
    </style:style>
    <style:style style:name="P124" style:family="paragraph" style:parent-style-name="Heading_20_3">
      <style:text-properties officeooo:paragraph-rsid="004efe9a"/>
    </style:style>
    <style:style style:name="P125" style:family="paragraph" style:parent-style-name="Heading_20_3">
      <style:text-properties fo:font-weight="bold" style:font-weight-asian="bold" style:font-weight-complex="bold"/>
    </style:style>
    <style:style style:name="P126" style:family="paragraph" style:parent-style-name="Contents_20_3">
      <style:paragraph-properties>
        <style:tab-stops>
          <style:tab-stop style:position="6.5319in" style:type="right" style:leader-style="dotted" style:leader-text="."/>
        </style:tab-stops>
      </style:paragraph-properties>
    </style:style>
    <style:style style:name="P127" style:family="paragraph" style:parent-style-name="Heading_20_4">
      <style:text-properties officeooo:rsid="007ea52f" officeooo:paragraph-rsid="007ea52f"/>
    </style:style>
    <style:style style:name="P128" style:family="paragraph" style:parent-style-name="Heading_20_4">
      <style:text-properties officeooo:paragraph-rsid="005e0c21"/>
    </style:style>
    <style:style style:name="P129"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style:font-name="Arial"/>
    </style:style>
    <style:style style:name="T10" style:family="text">
      <style:text-properties style:font-name="Arial" fo:font-style="italic" fo:font-weight="bold" style:font-style-asian="italic" style:font-weight-asian="bold" style:font-style-complex="italic"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name="Arial1" fo:font-weight="bold" style:font-weight-asian="bold" style:font-weight-complex="bold"/>
    </style:style>
    <style:style style:name="T15" style:family="text">
      <style:text-properties style:font-name="Arial1" fo:font-weight="normal" style:font-weight-asian="normal" style:font-weight-complex="normal"/>
    </style:style>
    <style:style style:name="T16" style:family="text">
      <style:text-properties style:font-name="Arial1" fo:font-style="italic" fo:font-weight="normal" style:font-style-asian="italic" style:font-weight-asian="normal" style:font-style-complex="italic" style:font-weight-complex="normal"/>
    </style:style>
    <style:style style:name="T17" style:family="text">
      <style:text-properties style:font-name="Arial1" fo:font-style="normal"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officeooo:rsid="0086baff" style:font-style-asian="italic" style:font-style-complex="italic"/>
    </style:style>
    <style:style style:name="T20" style:family="text">
      <style:text-properties style:text-underline-style="none"/>
    </style:style>
    <style:style style:name="T21" style:family="text">
      <style:text-properties officeooo:rsid="00039645"/>
    </style:style>
    <style:style style:name="T22" style:family="text">
      <style:text-properties officeooo:rsid="000457bc"/>
    </style:style>
    <style:style style:name="T23" style:family="text">
      <style:text-properties officeooo:rsid="00059fa8"/>
    </style:style>
    <style:style style:name="T24" style:family="text">
      <style:text-properties officeooo:rsid="00092840"/>
    </style:style>
    <style:style style:name="T25" style:family="text">
      <style:text-properties officeooo:rsid="0011ff52"/>
    </style:style>
    <style:style style:name="T26" style:family="text">
      <style:text-properties officeooo:rsid="001429ce"/>
    </style:style>
    <style:style style:name="T27" style:family="text">
      <style:text-properties officeooo:rsid="001548d5"/>
    </style:style>
    <style:style style:name="T28" style:family="text">
      <style:text-properties officeooo:rsid="00187288"/>
    </style:style>
    <style:style style:name="T29" style:family="text">
      <style:text-properties officeooo:rsid="001aa8c8"/>
    </style:style>
    <style:style style:name="T30" style:family="text">
      <style:text-properties officeooo:rsid="001af374"/>
    </style:style>
    <style:style style:name="T31" style:family="text">
      <style:text-properties officeooo:rsid="001b2976"/>
    </style:style>
    <style:style style:name="T32" style:family="text">
      <style:text-properties officeooo:rsid="001ec80d"/>
    </style:style>
    <style:style style:name="T33" style:family="text">
      <style:text-properties officeooo:rsid="0022df44"/>
    </style:style>
    <style:style style:name="T34" style:family="text">
      <style:text-properties officeooo:rsid="0028a7f8"/>
    </style:style>
    <style:style style:name="T35" style:family="text">
      <style:text-properties officeooo:rsid="002c2d22"/>
    </style:style>
    <style:style style:name="T36" style:family="text">
      <style:text-properties officeooo:rsid="002e41f4"/>
    </style:style>
    <style:style style:name="T37" style:family="text">
      <style:text-properties officeooo:rsid="002f32eb"/>
    </style:style>
    <style:style style:name="T38" style:family="text">
      <style:text-properties officeooo:rsid="003793c3"/>
    </style:style>
    <style:style style:name="T39" style:family="text">
      <style:text-properties officeooo:rsid="003ddae1"/>
    </style:style>
    <style:style style:name="T40" style:family="text">
      <style:text-properties officeooo:rsid="00484497"/>
    </style:style>
    <style:style style:name="T41" style:family="text">
      <style:text-properties officeooo:rsid="004a6cc1"/>
    </style:style>
    <style:style style:name="T42" style:family="text">
      <style:text-properties officeooo:rsid="004dc443"/>
    </style:style>
    <style:style style:name="T43" style:family="text">
      <style:text-properties officeooo:rsid="004efe9a"/>
    </style:style>
    <style:style style:name="T44" style:family="text">
      <style:text-properties officeooo:rsid="00514dd6"/>
    </style:style>
    <style:style style:name="T45" style:family="text">
      <style:text-properties officeooo:rsid="00527fe9"/>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rd Maker <text:span text:style-name="T27">1</text:span>.<text:span text:style-name="T27">0</text:span>.<text:span text:style-name="T30">0</text:span>.<text:span text:style-name="T45">2</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0">Introduction<text:tab/>3</text:p>
          <text:p text:style-name="P120">Warning<text:tab/>3</text:p>
          <text:p text:style-name="P120">User Interface<text:tab/>3</text:p>
          <text:p text:style-name="P122">Main Window<text:tab/>3</text:p>
          <text:p text:style-name="P122">Project window<text:tab/>4</text:p>
          <text:p text:style-name="P126">Renaming a Layout<text:tab/>4</text:p>
          <text:p text:style-name="P126">Re-Order Layouts<text:tab/>5</text:p>
          <text:p text:style-name="P126">Context Menu Items (Layouts Node)<text:tab/>5</text:p>
          <text:p text:style-name="P126">Context Menu Items (Layout Node)<text:tab/>5</text:p>
          <text:p text:style-name="P126">Context Menu Items (Reference Node)<text:tab/>6</text:p>
          <text:p text:style-name="P122">Layout Control window<text:tab/>6</text:p>
          <text:p text:style-name="P126">Card Count Group<text:tab/>6</text:p>
          <text:p text:style-name="P126">Card Layout<text:tab/>6</text:p>
          <text:p text:style-name="P126">Context Menu Items<text:tab/>8</text:p>
          <text:p text:style-name="P126">Multi-Select<text:tab/>8</text:p>
          <text:p text:style-name="P122">Element Control window<text:tab/>8</text:p>
          <text:p text:style-name="P126">Element<text:tab/>8</text:p>
          <text:p text:style-name="P126">Font (Text Elements)<text:tab/>9</text:p>
          <text:p text:style-name="P126">Graphic (Graphic Elements)<text:tab/>9</text:p>
          <text:p text:style-name="P126">Shape (Shape Elements)<text:tab/>10</text:p>
          <text:p text:style-name="P126">Back<text:tab/>10</text:p>
          <text:p text:style-name="P126">Border<text:tab/>10</text:p>
          <text:p text:style-name="P126">Outline<text:tab/>10</text:p>
          <text:p text:style-name="P122">Canvas window<text:tab/>11</text:p>
          <text:p text:style-name="P126">Zoom<text:tab/>11</text:p>
          <text:p text:style-name="P126">Canvas Alignment<text:tab/>12</text:p>
          <text:p text:style-name="P126">Dividers<text:tab/>12</text:p>
          <text:p text:style-name="P122">Logger window<text:tab/>12</text:p>
          <text:p text:style-name="P122">Defines window<text:tab/>12</text:p>
          <text:p text:style-name="P120">CSV Reference Files<text:tab/>13</text:p>
          <text:p text:style-name="P122">Creation<text:tab/>13</text:p>
          <text:p text:style-name="P122">Special Functions<text:tab/>13</text:p>
          <text:p text:style-name="P122">Color String Format<text:tab/>13</text:p>
          <text:p text:style-name="P126">RGB Color Format<text:tab/>13</text:p>
          <text:p text:style-name="P126">Color Name Format<text:tab/>14</text:p>
          <text:p text:style-name="P122">Font String Format<text:tab/>14</text:p>
          <text:p text:style-name="P122">Element Overrides<text:tab/>14</text:p>
          <text:p text:style-name="P126">Data Based Overrides<text:tab/>14</text:p>
          <text:p text:style-name="P126">Definition (Variable) Based Overrides (Incept Translator only at this time)<text:tab/>15</text:p>
          <text:p text:style-name="P126">Override Fields<text:tab/>15</text:p>
          <text:p text:style-name="P122">Define File<text:tab/>16</text:p>
          <text:p text:style-name="P122"><text:soft-page-break/>Google References / Defines<text:tab/>17</text:p>
          <text:p text:style-name="P126">Google Authentication Setup<text:tab/>17</text:p>
          <text:p text:style-name="P120">Translator<text:tab/>17</text:p>
          <text:p text:style-name="P122">Incept (Default)<text:tab/>18</text:p>
          <text:p text:style-name="P122">JavaScript<text:tab/>18</text:p>
          <text:p text:style-name="P120">Definition / Scripting Reference (Incept Translator)<text:tab/>18</text:p>
          <text:p text:style-name="P122">All Elements<text:tab/>18</text:p>
          <text:p text:style-name="P126">Inline Background Shapes<text:tab/>22</text:p>
          <text:p text:style-name="P129">Basic<text:tab/>22</text:p>
          <text:p text:style-name="P129">Advanced<text:tab/>22</text:p>
          <text:p text:style-name="P126">Inline Background Graphic<text:tab/>22</text:p>
          <text:p text:style-name="P129">Basic<text:tab/>22</text:p>
          <text:p text:style-name="P129">Advanced<text:tab/>22</text:p>
          <text:p text:style-name="P122">Graphic Elements<text:tab/>22</text:p>
          <text:p text:style-name="P122">Text Elements<text:tab/>23</text:p>
          <text:p text:style-name="P122">Formatted Text Elements<text:tab/>23</text:p>
          <text:p text:style-name="P122">Shape Elements<text:tab/>26</text:p>
          <text:p text:style-name="P126">Additional Parameters by Shape Table<text:tab/>26</text:p>
          <text:p text:style-name="P126">Grid Note<text:tab/>27</text:p>
          <text:p text:style-name="P122">Order of Translation<text:tab/>27</text:p>
          <text:p text:style-name="P120">Settings<text:tab/>27</text:p>
          <text:p text:style-name="P122">General<text:tab/>27</text:p>
          <text:p text:style-name="P122">PDF Export Settings<text:tab/>28</text:p>
          <text:p text:style-name="P126">Exporting Layouts<text:tab/>28</text:p>
          <text:p text:style-name="P126">Layout Notes<text:tab/>28</text:p>
          <text:p text:style-name="P122">Where is the print option?<text:tab/>28</text:p>
          <text:p text:style-name="P120">Layout Templates<text:tab/>29</text:p>
        </text:index-body>
      </text:table-of-content>
      <text:p text:style-name="P3"/>
      <text:h text:style-name="P119"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73">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5">File Menu Item</text:p>
          </table:table-cell>
          <table:table-cell table:style-name="Table6.B1" office:value-type="string">
            <text:p text:style-name="P55">Function</text:p>
          </table:table-cell>
        </table:table-row>
        <table:table-row>
          <table:table-cell table:style-name="Table6.A2" office:value-type="string">
            <text:p text:style-name="P56">New Project</text:p>
          </table:table-cell>
          <table:table-cell table:style-name="Table6.B2" office:value-type="string">
            <text:p text:style-name="P56">Creates a new default project. </text:p>
          </table:table-cell>
        </table:table-row>
        <table:table-row>
          <table:table-cell table:style-name="Table6.A2" office:value-type="string">
            <text:p text:style-name="P56">Open Project...</text:p>
          </table:table-cell>
          <table:table-cell table:style-name="Table6.B2" office:value-type="string">
            <text:p text:style-name="P56">Opens a project file.</text:p>
          </table:table-cell>
        </table:table-row>
        <table:table-row>
          <table:table-cell table:style-name="Table6.A2" office:value-type="string">
            <text:p text:style-name="P56">Save Project...</text:p>
          </table:table-cell>
          <table:table-cell table:style-name="Table6.B2" office:value-type="string">
            <text:p text:style-name="P56">Saves the current project to the loaded file (or prompts the user if the file does not yet exist).</text:p>
          </table:table-cell>
        </table:table-row>
        <table:table-row>
          <table:table-cell table:style-name="Table6.A2" office:value-type="string">
            <text:p text:style-name="P56">Save Project As...</text:p>
          </table:table-cell>
          <table:table-cell table:style-name="Table6.B2" office:value-type="string">
            <text:p text:style-name="P56">Allows the user to save the project as a different file name.</text:p>
          </table:table-cell>
        </table:table-row>
        <table:table-row>
          <table:table-cell table:style-name="Table6.A2" office:value-type="string">
            <text:p text:style-name="P56">Export Project to Images...</text:p>
          </table:table-cell>
          <table:table-cell table:style-name="Table6.B2" office:value-type="string">
            <text:p text:style-name="P56">Displays the Image Export dialog for the project.</text:p>
          </table:table-cell>
        </table:table-row>
        <table:table-row>
          <table:table-cell table:style-name="Table6.A2" office:value-type="string">
            <text:p text:style-name="P56">Export Project to PDF...</text:p>
          </table:table-cell>
          <table:table-cell table:style-name="Table6.B2" office:value-type="string">
            <text:p text:style-name="P56">Displays the PDF Export dialog for the project.</text:p>
          </table:table-cell>
        </table:table-row>
        <table:table-row>
          <table:table-cell table:style-name="Table6.A2" office:value-type="string">
            <text:p text:style-name="P56">Close</text:p>
          </table:table-cell>
          <table:table-cell table:style-name="Table6.B2" office:value-type="string">
            <text:p text:style-name="P56">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55">Edit Menu Item</text:p>
          </table:table-cell>
          <table:table-cell table:style-name="Table27.B1" office:value-type="string">
            <text:p text:style-name="P55">Function</text:p>
          </table:table-cell>
        </table:table-row>
        <table:table-row>
          <table:table-cell table:style-name="Table27.A2" office:value-type="string">
            <text:p text:style-name="P56">Undo</text:p>
          </table:table-cell>
          <table:table-cell table:style-name="Table27.B2" office:value-type="string">
            <text:p text:style-name="P56">Undoes the last element or layout change. </text:p>
          </table:table-cell>
        </table:table-row>
        <table:table-row>
          <table:table-cell table:style-name="Table27.A2" office:value-type="string">
            <text:p text:style-name="P56">Redo</text:p>
          </table:table-cell>
          <table:table-cell table:style-name="Table27.B2" office:value-type="string">
            <text:p text:style-name="P56">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55">View Menu Item</text:p>
          </table:table-cell>
          <table:table-cell table:style-name="Table7.B1" office:value-type="string">
            <text:p text:style-name="P55">Function</text:p>
          </table:table-cell>
        </table:table-row>
        <table:table-row>
          <table:table-cell table:style-name="Table7.A2" office:value-type="string">
            <text:p text:style-name="P56">Draw Element Borders</text:p>
          </table:table-cell>
          <table:table-cell table:style-name="Table7.B2" office:value-type="string">
            <text:p text:style-name="P56">Toggles the red outline drawn around each element in the Canvas window.</text:p>
          </table:table-cell>
        </table:table-row>
        <table:table-row>
          <table:table-cell table:style-name="Table7.A2" office:value-type="string">
            <text:p text:style-name="P56">Draw Selected Element Guides</text:p>
          </table:table-cell>
          <table:table-cell table:style-name="Table7.B2" office:value-type="string">
            <text:p text:style-name="P56">Toggles the visibility of the guide lines indicating the location of the Element as related to others.</text:p>
          </table:table-cell>
        </table:table-row>
        <table:table-row>
          <table:table-cell table:style-name="Table7.A2" office:value-type="string">
            <text:p text:style-name="P56">Draw Formatted Text Word Borders</text:p>
          </table:table-cell>
          <table:table-cell table:style-name="Table7.B2" office:value-type="string">
            <text:p text:style-name="P56">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55">Project Menu Item</text:p>
            </table:table-cell>
            <table:table-cell table:style-name="Table22.B1" office:value-type="string">
              <text:p text:style-name="P55">Function</text:p>
            </table:table-cell>
          </table:table-row>
        </table:table-header-rows>
        <table:table-row table:style-name="Table22.1">
          <table:table-cell table:style-name="Table22.A2" office:value-type="string">
            <text:p text:style-name="P56">Clear Image Cache</text:p>
          </table:table-cell>
          <table:table-cell table:style-name="Table22.B2" office:value-type="string">
            <text:p text:style-name="P56">Clears any cached images from memory forcing them to reload from disc. (allowing changes made by external programs)</text:p>
          </table:table-cell>
        </table:table-row>
        <table:table-row table:style-name="Table22.1">
          <table:table-cell table:style-name="Table22.A2" office:value-type="string">
            <text:p text:style-name="P56">Update Known Issues</text:p>
          </table:table-cell>
          <table:table-cell table:style-name="Table22.B2" office:value-type="string">
            <text:p text:style-name="P56">Displays / Updates the known issues dialog. Each problem area will be transitioned to upon clicking on an issue.<text:line-break/>Note: Your project <text:span text:style-name="T18">must</text:span> be saved to use this feature.</text:p>
          </table:table-cell>
        </table:table-row>
        <table:table-row table:style-name="Table22.1">
          <table:table-cell table:style-name="Table22.A2" office:value-type="string">
            <text:p text:style-name="P56">Import Layouts...</text:p>
          </table:table-cell>
          <table:table-cell table:style-name="Table22.B2" office:value-type="string">
            <text:p text:style-name="P56">Allows the import of layouts from other CardMaker project files.</text:p>
          </table:table-cell>
        </table:table-row>
        <table:table-row table:style-name="Table22.1">
          <table:table-cell table:style-name="Table22.A2" office:value-type="string">
            <text:p text:style-name="P56">Clear All Google Cache Entries</text:p>
          </table:table-cell>
          <table:table-cell table:style-name="Table22.B2" office:value-type="string">
            <text:p text:style-name="P56">This clears the entire Google Cache</text:p>
          </table:table-cell>
        </table:table-row>
        <table:table-row table:style-name="Table22.1">
          <table:table-cell table:style-name="Table22.A2" office:value-type="string">
            <text:p text:style-name="P58">Project Settings...</text:p>
          </table:table-cell>
          <table:table-cell table:style-name="Table22.B2" office:value-type="string">
            <text:p text:style-name="P59">Allows you to configure project level settings. You can set the project-wide translator type and the default define reference type. </text:p>
            <text:p text:style-name="P59"/>
            <text:p text:style-name="P59">The <text:span text:style-name="T21">D</text:span>efault <text:span text:style-name="T21">D</text:span>efine <text:span text:style-name="T21">R</text:span>eference <text:span text:style-name="T21">T</text:span>ype <text:span text:style-name="T21">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55">Layout Menu Item</text:p>
          </table:table-cell>
          <table:table-cell table:style-name="Table30.B1" office:value-type="string">
            <text:p text:style-name="P55">Function</text:p>
          </table:table-cell>
        </table:table-row>
        <table:table-row>
          <table:table-cell table:style-name="Table30.A2" office:value-type="string">
            <text:p text:style-name="P56">Reload References</text:p>
          </table:table-cell>
          <table:table-cell table:style-name="Table30.B2" office:value-type="string">
            <text:p text:style-name="P56">Reloads the references for the currently selected Layout. If Google </text:p>
            <text:p text:style-name="P56">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55">Tools Menu Item</text:p>
          </table:table-cell>
          <table:table-cell table:style-name="Table23.B1" office:value-type="string">
            <text:p text:style-name="P55">Function</text:p>
          </table:table-cell>
        </table:table-row>
        <table:table-row>
          <table:table-cell table:style-name="Table23.A2" office:value-type="string">
            <text:p text:style-name="P56">Project Manager</text:p>
          </table:table-cell>
          <table:table-cell table:style-name="Table23.B2" office:value-type="string">
            <text:p text:style-name="P56">Viewer for all projects within a given directory structure.</text:p>
          </table:table-cell>
        </table:table-row>
        <table:table-row>
          <table:table-cell table:style-name="Table23.A2" office:value-type="string">
            <text:p text:style-name="P56">Color Picker</text:p>
          </table:table-cell>
          <table:table-cell table:style-name="Table23.B2" office:value-type="string">
            <text:p text:style-name="P56">The color selection dialog (useful if you need the color value)</text:p>
          </table:table-cell>
        </table:table-row>
        <table:table-row>
          <table:table-cell table:style-name="Table23.A2" office:value-type="string">
            <text:p text:style-name="P56">Remove Layout Templates</text:p>
          </table:table-cell>
          <table:table-cell table:style-name="Table23.B2" office:value-type="string">
            <text:p text:style-name="P56">Dialog for removing layout templates.</text:p>
          </table:table-cell>
        </table:table-row>
        <table:table-row>
          <table:table-cell table:style-name="Table23.A2" office:value-type="string">
            <text:p text:style-name="P56">Illegal File Name Character Replacement...</text:p>
          </table:table-cell>
          <table:table-cell table:style-name="Table23.B2" office:value-type="string">
            <text:p text:style-name="P56">Configures the characters to replace those that are invalid on export of the project. (empty by default)</text:p>
          </table:table-cell>
        </table:table-row>
        <table:table-row>
          <table:table-cell table:style-name="Table23.A2" office:value-type="string">
            <text:p text:style-name="P56">Update Google Credentials...</text:p>
          </table:table-cell>
          <table:table-cell table:style-name="Table23.B2" office:value-type="string">
            <text:p text:style-name="P56">Allows you to update the AccessToken used when connecting to a Google Spreadsheet reference.</text:p>
          </table:table-cell>
        </table:table-row>
        <table:table-row>
          <table:table-cell table:style-name="Table23.A2" office:value-type="string">
            <text:p text:style-name="P56">Settings...</text:p>
          </table:table-cell>
          <table:table-cell table:style-name="Table23.B2" office:value-type="string">
            <text:p text:style-name="P56">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55">Windows Menu Item</text:p>
          </table:table-cell>
          <table:table-cell table:style-name="Table28.B1" office:value-type="string">
            <text:p text:style-name="P55">Function</text:p>
          </table:table-cell>
        </table:table-row>
        <table:table-row>
          <table:table-cell table:style-name="Table28.A2" office:value-type="string">
            <text:p text:style-name="P56">(Window Name)</text:p>
          </table:table-cell>
          <table:table-cell table:style-name="Table28.B2" office:value-type="string">
            <text:p text:style-name="P56">Opens the given window</text:p>
          </table:table-cell>
        </table:table-row>
      </table:table>
      <text:h text:style-name="Heading_20_2" text:outline-level="2">Project window</text:h>
      <text:p text:style-name="P73">The Project window contains a tree view indicating the card layouts and their associated reference files. </text:p>
      <text:h text:style-name="Heading_20_3" text:outline-level="3">Renaming a Layout</text:h>
      <text:p text:style-name="P73">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5">Menu Item</text:p>
            </table:table-cell>
            <table:table-cell table:style-name="Table24.A1" office:value-type="string">
              <text:p text:style-name="P55">Node Type</text:p>
            </table:table-cell>
            <table:table-cell table:style-name="Table24.C1" office:value-type="string">
              <text:p text:style-name="P55">Function</text:p>
            </table:table-cell>
          </table:table-row>
        </table:table-header-rows>
        <table:table-row table:style-name="Table24.1">
          <table:table-cell table:style-name="Table24.A2" office:value-type="string">
            <text:p text:style-name="P56">Add Card Layout...</text:p>
          </table:table-cell>
          <table:table-cell table:style-name="Table24.A2" office:value-type="string">
            <text:p text:style-name="P56">Layouts</text:p>
          </table:table-cell>
          <table:table-cell table:style-name="Table24.C2" office:value-type="string">
            <text:p text:style-name="P56">Adds a new layout based the parameters supplied in the dialog.</text:p>
          </table:table-cell>
        </table:table-row>
        <table:table-row table:style-name="Table24.1">
          <table:table-cell table:style-name="Table24.A2" office:value-type="string">
            <text:p text:style-name="P56">Add Card Layout From Template...</text:p>
          </table:table-cell>
          <table:table-cell table:style-name="Table24.A2" office:value-type="string">
            <text:p text:style-name="P56">Layouts</text:p>
          </table:table-cell>
          <table:table-cell table:style-name="Table24.C2" office:value-type="string">
            <text:p text:style-name="P56">Adds the selected Layout template from the dialog with the name specified.</text:p>
          </table:table-cell>
        </table:table-row>
        <table:table-row table:style-name="Table24.1">
          <table:table-cell table:style-name="Table24.A2" office:value-type="string">
            <text:p text:style-name="P56">Set Name Format...</text:p>
          </table:table-cell>
          <table:table-cell table:style-name="Table24.A2" office:value-type="string">
            <text:p text:style-name="P56">Layout(s)</text:p>
          </table:table-cell>
          <table:table-cell table:style-name="Table24.C2" office:value-type="string">
            <text:p text:style-name="P56">Adjusts the naming scheme associated with the project when exporting images. </text:p>
            <text:p text:style-name="P56"/>
            <text:p text:style-name="P56">Special codes in the name format:</text:p>
            <text:p text:style-name="P56">@[column_name] – A value from the reference / define</text:p>
            <text:p text:style-name="P56">## – card number <text:span text:style-name="T28">(1 based)</text:span></text:p>
            <text:p text:style-name="P57">#SC – Sub card number (1 based)</text:p>
            <text:p text:style-name="P56">#L – layout name</text:p>
          </table:table-cell>
        </table:table-row>
        <table:table-row table:style-name="Table24.1">
          <table:table-cell table:style-name="Table24.A2" office:value-type="string">
            <text:p text:style-name="P56">Project Settings...</text:p>
          </table:table-cell>
          <table:table-cell table:style-name="Table24.A2" office:value-type="string">
            <text:p text:style-name="P56">Layouts</text:p>
          </table:table-cell>
          <table:table-cell table:style-name="Table24.C2" office:value-type="string">
            <text:p text:style-name="P58">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55">Menu Item</text:p>
          </table:table-cell>
          <table:table-cell table:style-name="Table25.B1" office:value-type="string">
            <text:p text:style-name="P55">Function</text:p>
          </table:table-cell>
        </table:table-row>
        <table:table-row>
          <table:table-cell table:style-name="Table25.A2" office:value-type="string">
            <text:p text:style-name="P56">Duplicate Layout</text:p>
          </table:table-cell>
          <table:table-cell table:style-name="Table25.B2" office:value-type="string">
            <text:p text:style-name="P56">Duplicates the selected layout</text:p>
          </table:table-cell>
        </table:table-row>
        <table:table-row>
          <table:table-cell table:style-name="Table25.A2" office:value-type="string">
            <text:p text:style-name="P56">Define as Template Layout...</text:p>
          </table:table-cell>
          <table:table-cell table:style-name="Table25.B2" office:value-type="string">
            <text:p text:style-name="P56">Adds the selected layout to the list of layout templates. All aspects of the layout (including elements) are persisted except the name.</text:p>
          </table:table-cell>
        </table:table-row>
        <table:table-row>
          <table:table-cell table:style-name="Table25.A2" office:value-type="string">
            <text:p text:style-name="P56">Remove Card Layout</text:p>
          </table:table-cell>
          <table:table-cell table:style-name="Table25.B2" office:value-type="string">
            <text:p text:style-name="P56">Removes the selected layout</text:p>
          </table:table-cell>
        </table:table-row>
        <table:table-row>
          <table:table-cell table:style-name="Table25.A2" office:value-type="string">
            <text:p text:style-name="P56">Export Card Layout as Images...</text:p>
          </table:table-cell>
          <table:table-cell table:style-name="Table25.B2" office:value-type="string">
            <text:p text:style-name="P56">Displays the Image Export dialog for the selected layout. There are a few special settings:</text:p>
            <text:p text:style-name="P56"/>
            <text:p text:style-name="P56">Stitch Skip Index: A value to indicate any gaps to intentionally leave in the stitched export.</text:p>
            <text:p text:style-name="P56"/>
            <text:p text:style-name="P56">File Name Format (see Configure Layout Export for details)</text:p>
          </table:table-cell>
        </table:table-row>
        <table:table-row>
          <table:table-cell table:style-name="Table25.A2" office:value-type="string">
            <text:p text:style-name="P56">Export Card Layout as PDF...</text:p>
          </table:table-cell>
          <table:table-cell table:style-name="Table25.B2" office:value-type="string">
            <text:p text:style-name="P56">Displays the PDF Export dialog for the selected layout</text:p>
          </table:table-cell>
        </table:table-row>
        <table:table-row>
          <table:table-cell table:style-name="Table25.A2" office:value-type="string">
            <text:p text:style-name="P56">Add Reference...</text:p>
          </table:table-cell>
          <table:table-cell table:style-name="Table25.B2" office:value-type="string">
            <text:p text:style-name="P56">Adds a reference file (CSV) to be associated with the selected layout</text:p>
          </table:table-cell>
        </table:table-row>
        <table:table-row>
          <table:table-cell table:style-name="Table25.A2" office:value-type="string">
            <text:p text:style-name="P56">Add Google Spreadsheet Reference...</text:p>
          </table:table-cell>
          <table:table-cell table:style-name="Table25.B2" office:value-type="string">
            <text:p text:style-name="P56">Adds a reference to a Google Spreadsheet. Each time you open the project the AuthToken will be requested.</text:p>
          </table:table-cell>
        </table:table-row>
        <table:table-row>
          <table:table-cell table:style-name="Table25.A2" office:value-type="string">
            <text:p text:style-name="P56">Configure Layout <text:span text:style-name="T39">Settings</text:span>...</text:p>
          </table:table-cell>
          <table:table-cell table:style-name="Table25.B2" office:value-type="string">
            <text:p text:style-name="P56">Configures numerous settings for the <text:span text:style-name="T39">Layout</text:span>:</text:p>
            <text:p text:style-name="P56"/>
            <text:p text:style-name="P60">Export</text:p>
            <text:p text:style-name="P56">Naming scheme associated with the project or layout:</text:p>
            <text:p text:style-name="P56"/>
            <text:p text:style-name="P56">Special codes in the name format:</text:p>
            <text:p text:style-name="P56">@[column_name] – A value from the reference</text:p>
            <text:p text:style-name="P56">## – card number</text:p>
            <text:p text:style-name="P56">#L – layout name</text:p>
            <text:p text:style-name="P56"><text:soft-page-break/></text:p>
            <text:p text:style-name="P56">Export rotation if your images need to be rotated 90/-90 degrees. This applies to pdf, and image export <text:span text:style-name="T42">(adjusting your card between portrait or landscape)</text:span>.</text:p>
            <text:p text:style-name="P56"/>
            <text:p text:style-name="P56">Stitched columns/rows configures the width and height based on the buffer and layout size. </text:p>
            <text:p text:style-name="P56"/>
            <text:p text:style-name="P56">Export width and height for export to stitch multiple images together into one.</text:p>
            <text:p text:style-name="P56"/>
            <text:p text:style-name="P56">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55">Menu Item</text:p>
            </table:table-cell>
            <table:table-cell table:style-name="Table5.B1" office:value-type="string">
              <text:p text:style-name="P55">Function</text:p>
            </table:table-cell>
          </table:table-row>
        </table:table-header-rows>
        <table:table-row table:style-name="Table5.1">
          <table:table-cell table:style-name="Table5.A2" office:value-type="string">
            <text:p text:style-name="P56">Set as Default Reference</text:p>
          </table:table-cell>
          <table:table-cell table:style-name="Table5.B2" office:value-type="string">
            <text:p text:style-name="P56">Sets the selected Reference as the default for the layout associated with it.</text:p>
          </table:table-cell>
        </table:table-row>
        <table:table-row table:style-name="Table5.1">
          <table:table-cell table:style-name="Table5.A2" office:value-type="string">
            <text:p text:style-name="P56">Remove Reference</text:p>
          </table:table-cell>
          <table:table-cell table:style-name="Table5.B2" office:value-type="string">
            <text:p text:style-name="P56">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26">Control</text:p>
            </table:table-cell>
            <table:table-cell table:style-name="Table9.B1" office:value-type="string">
              <text:p text:style-name="P26">Function</text:p>
            </table:table-cell>
          </table:table-row>
        </table:table-header-rows>
        <table:table-row table:style-name="Table9.1">
          <table:table-cell table:style-name="Table9.A2" office:value-type="string">
            <text:p text:style-name="P12">#</text:p>
          </table:table-cell>
          <table:table-cell table:style-name="Table9.B2" office:value-type="string">
            <text:p text:style-name="P3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2">Card Numeric</text:p>
          </table:table-cell>
          <table:table-cell table:style-name="Table9.B2" office:value-type="string">
            <text:p text:style-name="P36">This sets the card index for this layout. Use this to cycle through all of the cards associated with this layout.</text:p>
          </table:table-cell>
        </table:table-row>
        <table:table-row table:style-name="Table9.1">
          <table:table-cell table:style-name="Table9.A2" office:value-type="string">
            <text:p text:style-name="P12">Row Numeric</text:p>
          </table:table-cell>
          <table:table-cell table:style-name="Table9.B2" office:value-type="string">
            <text:p text:style-name="P36">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26">Control</text:p>
            </table:table-cell>
            <table:table-cell table:style-name="Table10.B1" office:value-type="string">
              <text:p text:style-name="P26">Function</text:p>
            </table:table-cell>
          </table:table-row>
        </table:table-header-rows>
        <table:table-row table:style-name="Table10.1">
          <table:table-cell table:style-name="Table10.A2" office:value-type="string">
            <text:p text:style-name="P12">Buffer</text:p>
          </table:table-cell>
          <table:table-cell table:style-name="Table10.B2" office:value-type="string">
            <text:p text:style-name="P36">Sets the vertical and horizontal buffer between cards when exporting to PDF.</text:p>
          </table:table-cell>
        </table:table-row>
        <table:table-row table:style-name="Table10.1">
          <table:table-cell table:style-name="Table10.A2" office:value-type="string">
            <text:p text:style-name="P12">Export DPI</text:p>
          </table:table-cell>
          <table:table-cell table:style-name="Table10.B2" office:value-type="string">
            <text:p text:style-name="P3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2">Width</text:p>
          </table:table-cell>
          <table:table-cell table:style-name="Table10.B2" office:value-type="string">
            <text:p text:style-name="P36">The width of the layout in pixels.</text:p>
          </table:table-cell>
        </table:table-row>
        <table:table-row table:style-name="Table10.1">
          <table:table-cell table:style-name="Table10.A2" office:value-type="string">
            <text:p text:style-name="P12">Height</text:p>
          </table:table-cell>
          <table:table-cell table:style-name="Table10.B2" office:value-type="string">
            <text:p text:style-name="P36">The height of the layout in pixels</text:p>
          </table:table-cell>
        </table:table-row>
        <text:soft-page-break/>
        <table:table-row table:style-name="Table10.1">
          <table:table-cell table:style-name="Table10.A2" office:value-type="string">
            <text:p text:style-name="P18">Setup (button)</text:p>
          </table:table-cell>
          <table:table-cell table:style-name="Table10.B2" office:value-type="string">
            <text:p text:style-name="P4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2">Draw Border</text:p>
          </table:table-cell>
          <table:table-cell table:style-name="Table10.B2" office:value-type="string">
            <text:p text:style-name="P36">Draws a black border 1 pixel wide on the edges of the layout. This is primarily intended for cutting cards out after printing.</text:p>
          </table:table-cell>
        </table:table-row>
        <table:table-row table:style-name="Table10.1">
          <table:table-cell table:style-name="Table10.A2" office:value-type="string">
            <text:p text:style-name="P12">Load All References</text:p>
          </table:table-cell>
          <table:table-cell table:style-name="Table10.B2" office:value-type="string">
            <text:p text:style-name="P3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2">Elements</text:p>
          </table:table-cell>
          <table:table-cell table:style-name="Table10.B2" office:value-type="string">
            <text:p text:style-name="P3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36"/>
            <text:p text:style-name="P3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2">Add</text:p>
          </table:table-cell>
          <table:table-cell table:style-name="Table10.B2" office:value-type="string">
            <text:p text:style-name="P36">Adds a new element.</text:p>
          </table:table-cell>
        </table:table-row>
        <table:table-row table:style-name="Table10.1">
          <table:table-cell table:style-name="Table10.A2" office:value-type="string">
            <text:p text:style-name="P12">Dupe</text:p>
          </table:table-cell>
          <table:table-cell table:style-name="Table10.B2" office:value-type="string">
            <text:p text:style-name="P3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2">Remove</text:p>
          </table:table-cell>
          <table:table-cell table:style-name="Table10.B2" office:value-type="string">
            <text:p text:style-name="P36">Removes the selected element.</text:p>
          </table:table-cell>
        </table:table-row>
        <table:table-row table:style-name="Table10.1">
          <table:table-cell table:style-name="Table10.A2" office:value-type="string">
            <text:p text:style-name="P12">Rename</text:p>
          </table:table-cell>
          <table:table-cell table:style-name="Table10.B2" office:value-type="string">
            <text:p text:style-name="P36">Renames the selected element. </text:p>
            <text:p text:style-name="P36"><text:span text:style-name="T12">Note</text:span>: Duplicate names of elements are not allowed within a layout.</text:p>
          </table:table-cell>
        </table:table-row>
        <table:table-row table:style-name="Table10.1">
          <table:table-cell table:style-name="Table10.A2" office:value-type="string">
            <text:p text:style-name="P12">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2">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2">Up / Down</text:p>
          </table:table-cell>
          <table:table-cell table:style-name="Table10.B2" office:value-type="string">
            <text:p text:style-name="P11">Moves the element up or down in the list affecting draw order.</text:p>
          </table:table-cell>
        </table:table-row>
      </table:table>
      <text:p text:style-name="P73"/>
      <text:p text:style-name="P73">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00">Description</text:p>
            </table:table-cell>
            <table:table-cell table:style-name="Table16.B1" office:value-type="string">
              <text:p text:style-name="P100">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55">Menu Item</text:p>
            </table:table-cell>
            <table:table-cell table:style-name="Table31.B1" office:value-type="string">
              <text:p text:style-name="P55">Function</text:p>
            </table:table-cell>
          </table:table-row>
        </table:table-header-rows>
        <table:table-row table:style-name="Table31.1">
          <table:table-cell table:style-name="Table31.A2" office:value-type="string">
            <text:p text:style-name="P56">Copy</text:p>
          </table:table-cell>
          <table:table-cell table:style-name="Table31.B2" office:value-type="string">
            <text:p text:style-name="P56">Copies the selected Element(s) to the clipboard.</text:p>
          </table:table-cell>
        </table:table-row>
        <table:table-row table:style-name="Table31.1">
          <table:table-cell table:style-name="Table31.A2" office:value-type="string">
            <text:p text:style-name="P56">Paste</text:p>
          </table:table-cell>
          <table:table-cell table:style-name="Table31.B2" office:value-type="string">
            <text:p text:style-name="P56">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56">Paste Settings...</text:p>
          </table:table-cell>
          <table:table-cell table:style-name="Table31.B2" office:value-type="string">
            <text:p text:style-name="P56">Applies the specified settings from the Element in the clipboard to all selected Elements.</text:p>
          </table:table-cell>
        </table:table-row>
      </table:table>
      <text:h text:style-name="Heading_20_3" text:outline-level="3">Multi-Select</text:h>
      <text:p text:style-name="P73">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6">Control</text:p>
            </table:table-cell>
            <table:table-cell table:style-name="Table11.B1" office:value-type="string">
              <text:p text:style-name="P26">Function</text:p>
            </table:table-cell>
          </table:table-row>
        </table:table-header-rows>
        <table:table-row table:style-name="Table11.1">
          <table:table-cell table:style-name="Table11.A2" office:value-type="string">
            <text:p text:style-name="P12">Type</text:p>
          </table:table-cell>
          <table:table-cell table:style-name="Table11.B2" office:value-type="string">
            <text:p text:style-name="P36">The type of element.</text:p>
          </table:table-cell>
        </table:table-row>
        <table:table-row table:style-name="Table11.1">
          <table:table-cell table:style-name="Table11.A2" office:value-type="string">
            <text:p text:style-name="P12">X</text:p>
          </table:table-cell>
          <table:table-cell table:style-name="Table11.B2" office:value-type="string">
            <text:p text:style-name="P36">The x position of the element. 0 is the far left. X increases moving right.</text:p>
          </table:table-cell>
        </table:table-row>
        <table:table-row table:style-name="Table11.1">
          <table:table-cell table:style-name="Table11.A2" office:value-type="string">
            <text:p text:style-name="P12">Y</text:p>
          </table:table-cell>
          <table:table-cell table:style-name="Table11.B2" office:value-type="string">
            <text:p text:style-name="P36">The y position of the element. 0 is the far left. Y increases moving down.</text:p>
          </table:table-cell>
        </table:table-row>
        <table:table-row table:style-name="Table11.1">
          <table:table-cell table:style-name="Table11.A2" office:value-type="string">
            <text:p text:style-name="P12">Width</text:p>
          </table:table-cell>
          <table:table-cell table:style-name="Table11.B2" office:value-type="string">
            <text:p text:style-name="P36">The width of the element.</text:p>
          </table:table-cell>
        </table:table-row>
        <table:table-row table:style-name="Table11.1">
          <table:table-cell table:style-name="Table11.A2" office:value-type="string">
            <text:p text:style-name="P12">Height</text:p>
          </table:table-cell>
          <table:table-cell table:style-name="Table11.B2" office:value-type="string">
            <text:p text:style-name="P36">The height of the element</text:p>
          </table:table-cell>
        </table:table-row>
        <table:table-row table:style-name="Table11.1">
          <table:table-cell table:style-name="Table11.A2" office:value-type="string">
            <text:p text:style-name="P12">Opacity</text:p>
          </table:table-cell>
          <table:table-cell table:style-name="Table11.B2" office:value-type="string">
            <text:p text:style-name="P36">The opacity of the element.</text:p>
          </table:table-cell>
        </table:table-row>
        <table:table-row table:style-name="Table11.1">
          <table:table-cell table:style-name="Table11.A2" office:value-type="string">
            <text:p text:style-name="P12">Rotation</text:p>
          </table:table-cell>
          <table:table-cell table:style-name="Table11.B2" office:value-type="string">
            <text:p text:style-name="P36">Rotation of the element around the center of the element definition position.</text:p>
          </table:table-cell>
        </table:table-row>
        <table:table-row table:style-name="Table11.1">
          <table:table-cell table:style-name="Table11.A2" office:value-type="string">
            <text:p text:style-name="P12">Spreadsheet Data</text:p>
          </table:table-cell>
          <table:table-cell table:style-name="Table11.B2" office:value-type="string">
            <text:p text:style-name="P3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2">Definition</text:p>
          </table:table-cell>
          <table:table-cell table:style-name="Table11.B2" office:value-type="string">
            <text:p text:style-name="P36">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36"/>
            <text:p text:style-name="P36">When working with a Graphic element type the “...” button may be used to browse to and select supported graphic files.</text:p>
            <text:p text:style-name="P36"/>
            <text:p text:style-name="P3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26">Control</text:p>
            </table:table-cell>
            <table:table-cell table:style-name="Table12.B1" office:value-type="string">
              <text:p text:style-name="P26">Function</text:p>
            </table:table-cell>
          </table:table-row>
        </table:table-header-rows>
        <table:table-row table:style-name="Table12.1">
          <table:table-cell table:style-name="Table12.A2" office:value-type="string">
            <text:p text:style-name="P12">Font</text:p>
          </table:table-cell>
          <table:table-cell table:style-name="Table12.B2" office:value-type="string">
            <text:p text:style-name="P36">The font to render the text with.</text:p>
          </table:table-cell>
        </table:table-row>
        <table:table-row table:style-name="Table12.1">
          <table:table-cell table:style-name="Table12.A2" office:value-type="string">
            <text:p text:style-name="P12">Color</text:p>
          </table:table-cell>
          <table:table-cell table:style-name="Table12.B2" office:value-type="string">
            <text:p text:style-name="P36">The color to render the text with.</text:p>
          </table:table-cell>
        </table:table-row>
        <table:table-row table:style-name="Table12.1">
          <table:table-cell table:style-name="Table12.A2" office:value-type="string">
            <text:p text:style-name="P12">Bold</text:p>
          </table:table-cell>
          <table:table-cell table:style-name="Table12.B2" office:value-type="string">
            <text:p text:style-name="P36">Draws the font in bold. (may not be supported by all fonts)</text:p>
          </table:table-cell>
        </table:table-row>
        <table:table-row table:style-name="Table12.1">
          <table:table-cell table:style-name="Table12.A2" office:value-type="string">
            <text:p text:style-name="P12">Italic</text:p>
          </table:table-cell>
          <table:table-cell table:style-name="Table12.B2" office:value-type="string">
            <text:p text:style-name="P36">Draws the font italicized. (may not be supported by all fonts)</text:p>
          </table:table-cell>
        </table:table-row>
        <table:table-row table:style-name="Table12.1">
          <table:table-cell table:style-name="Table12.A2" office:value-type="string">
            <text:p text:style-name="P12">Strikeout</text:p>
          </table:table-cell>
          <table:table-cell table:style-name="Table12.B2" office:value-type="string">
            <text:p text:style-name="P36">Draws a line through the rendered text. (may not be supported by all fonts)</text:p>
          </table:table-cell>
        </table:table-row>
        <table:table-row table:style-name="Table12.1">
          <table:table-cell table:style-name="Table12.A2" office:value-type="string">
            <text:p text:style-name="P12">Underline</text:p>
          </table:table-cell>
          <table:table-cell table:style-name="Table12.B2" office:value-type="string">
            <text:p text:style-name="P36">Draws a line under the rendered text. (may not be supported by all fonts)</text:p>
          </table:table-cell>
        </table:table-row>
        <table:table-row table:style-name="Table12.1">
          <table:table-cell table:style-name="Table12.A2" office:value-type="string">
            <text:p text:style-name="P12">Size</text:p>
          </table:table-cell>
          <table:table-cell table:style-name="Table12.B2" office:value-type="string">
            <text:p text:style-name="P36">The size of the font to render.</text:p>
          </table:table-cell>
        </table:table-row>
        <table:table-row table:style-name="Table12.1">
          <table:table-cell table:style-name="Table12.A2" office:value-type="string">
            <text:p text:style-name="P12">Auto-Scale</text:p>
          </table:table-cell>
          <table:table-cell table:style-name="Table12.B2" office:value-type="string">
            <text:p text:style-name="P3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2">Text</text:span> elements.</text:p>
          </table:table-cell>
        </table:table-row>
        <table:table-row table:style-name="Table12.1">
          <table:table-cell table:style-name="Table12.A2" office:value-type="string">
            <text:p text:style-name="P12">Line Spacing</text:p>
          </table:table-cell>
          <table:table-cell table:style-name="Table12.B2" office:value-type="string">
            <text:p text:style-name="P36">Adjusts the spacing between text lines. <text:span text:style-name="T4">Note:</text:span> This can only be used with <text:span text:style-name="T12">FormattedText</text:span> elements.</text:p>
          </table:table-cell>
        </table:table-row>
        <table:table-row table:style-name="Table12.1">
          <table:table-cell table:style-name="Table12.A2" office:value-type="string">
            <text:p text:style-name="P12">Word Spacing</text:p>
          </table:table-cell>
          <table:table-cell table:style-name="Table12.B2" office:value-type="string">
            <text:p text:style-name="P36">Adjusts the spacing between words (can be negative). <text:span text:style-name="T4">Note:</text:span> This can only be used with <text:span text:style-name="T12">FormattedText</text:span> elements. This is used to tweak the size of a space (and space markup).</text:p>
          </table:table-cell>
        </table:table-row>
        <table:table-row table:style-name="Table12.1">
          <table:table-cell table:style-name="Table12.A2" office:value-type="string">
            <text:p text:style-name="P12">H Alignment</text:p>
          </table:table-cell>
          <table:table-cell table:style-name="Table12.B2" office:value-type="string">
            <text:p text:style-name="P36">The horizontal alignment of the text within the element space.</text:p>
          </table:table-cell>
        </table:table-row>
        <table:table-row table:style-name="Table12.1">
          <table:table-cell table:style-name="Table12.A2" office:value-type="string">
            <text:p text:style-name="P12">V Alignment</text:p>
          </table:table-cell>
          <table:table-cell table:style-name="Table12.B2" office:value-type="string">
            <text:p text:style-name="P36">The vertical alignment of the text within the element space.</text:p>
          </table:table-cell>
        </table:table-row>
      </table:table>
      <text:p text:style-name="P73">Notes: </text:p>
      <text:list xml:id="list3580201281467860346" text:style-name="L1">
        <text:list-item>
          <text:p text:style-name="P103">The text will appear to be red until the font has been set once.</text:p>
        </text:list-item>
        <text:list-item>
          <text:p text:style-name="P102"><text:span text:style-name="T9">Any strings that are too large to fit in the desired element will be drawn with ellipsis to help find issues. The ellipsis will </text:span><text:span text:style-name="T10">not</text:span><text:span text:style-name="T9"> be present if Auto-Scale is used.</text:span></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26">Control</text:p>
            </table:table-cell>
            <table:table-cell table:style-name="Table21.B1" office:value-type="string">
              <text:p text:style-name="P26">Function</text:p>
            </table:table-cell>
          </table:table-row>
        </table:table-header-rows>
        <table:table-row table:style-name="Table21.1">
          <table:table-cell table:style-name="Table21.A2" office:value-type="string">
            <text:p text:style-name="P12">Lock Aspect Ratio</text:p>
          </table:table-cell>
          <table:table-cell table:style-name="Table21.B2" office:value-type="string">
            <text:p text:style-name="P36">Locks the image aspect ratio when drawing.</text:p>
          </table:table-cell>
        </table:table-row>
        <table:table-row table:style-name="Table21.1">
          <table:table-cell table:style-name="Table21.A2" office:value-type="string">
            <text:p text:style-name="P12">Keep Original Size</text:p>
          </table:table-cell>
          <table:table-cell table:style-name="Table21.B2" office:value-type="string">
            <text:p text:style-name="P36">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2">H Alignment</text:p>
          </table:table-cell>
          <table:table-cell table:style-name="Table21.B2" office:value-type="string">
            <text:p text:style-name="P36">The horizontal alignment of the graphic within the element space.</text:p>
            <text:p text:style-name="P53">Note: This only apples when Lock Aspect is checked.</text:p>
          </table:table-cell>
        </table:table-row>
        <text:soft-page-break/>
        <table:table-row table:style-name="Table21.1">
          <table:table-cell table:style-name="Table21.A2" office:value-type="string">
            <text:p text:style-name="P12">V Alignment</text:p>
          </table:table-cell>
          <table:table-cell table:style-name="Table21.B2" office:value-type="string">
            <text:p text:style-name="P36">The vertical alignment of the graphic within the element space.</text:p>
            <text:p text:style-name="P53">Note: This only apples when Lock Aspect is checked.</text:p>
          </table:table-cell>
        </table:table-row>
        <table:table-row table:style-name="Table21.1">
          <table:table-cell table:style-name="Table21.A2" office:value-type="string">
            <text:p text:style-name="P12">Set Size To Image</text:p>
          </table:table-cell>
          <table:table-cell table:style-name="Table21.B2" office:value-type="string">
            <text:p text:style-name="P36">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51">This defines the size of the tile for the graphic (if you want to tile at all).</text:p>
            <text:p text:style-name="P51">The format is #x# (width x height).</text:p>
            <text:p text:style-name="P51">Example: <text:span text:style-name="T4">50x45</text:span></text:p>
            <text:p text:style-name="P51"/>
            <text:p text:style-name="P51">You can <text:span text:style-name="T48">use a variable</text:span> width or height <text:span text:style-name="T48">that will</text:span> match the aspect ratio by specifying ‘-’ as the width or height (one of the two should be specified<text:span text:style-name="T48">)</text:span></text:p>
            <text:p text:style-name="P51">Examples: </text:p>
            <text:p text:style-name="P35">-x45</text:p>
            <text:p text:style-name="P35">50x-</text:p>
            <text:p text:style-name="P51"/>
            <text:p text:style-name="P51">You can specify ‘-’ <text:span text:style-name="T49">or a blank string</text:span> if you do not want tiling at all. </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26">Control</text:p>
          </table:table-cell>
          <table:table-cell table:style-name="Table14.B1" office:value-type="string">
            <text:p text:style-name="P26">Function</text:p>
          </table:table-cell>
        </table:table-row>
        <table:table-row>
          <table:table-cell table:style-name="Table14.A2" office:value-type="string">
            <text:p text:style-name="P12">Color</text:p>
          </table:table-cell>
          <table:table-cell table:style-name="Table14.B2" office:value-type="string">
            <text:p text:style-name="P36">The color to render the shape with.</text:p>
          </table:table-cell>
        </table:table-row>
      </table:table>
      <text:p text:style-name="P73">See shape information in the <text:span text:style-name="T13"><text:s/></text:span><text:span text:style-name="T13"><text:bookmark-ref text:reference-format="chapter" text:ref-name="__RefHeading__30631621"/></text:span><text:span text:style-name="T13"><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P123" text:outline-level="3">Back</text:h>
      <text:p text:style-name="P85">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28">Control</text:p>
          </table:table-cell>
          <table:table-cell table:style-name="Table33.B1" office:value-type="string">
            <text:p text:style-name="P28">Function</text:p>
          </table:table-cell>
        </table:table-row>
        <table:table-row>
          <table:table-cell table:style-name="Table33.A2" office:value-type="string">
            <text:p text:style-name="P13">Color</text:p>
          </table:table-cell>
          <table:table-cell table:style-name="Table33.B2" office:value-type="string">
            <text:p text:style-name="P37">The color of the <text:span text:style-name="T43">background</text:span>.</text:p>
          </table:table-cell>
        </table:table-row>
        <table:table-row>
          <table:table-cell table:style-name="Table33.A2" office:value-type="string">
            <text:p text:style-name="P23">X</text:p>
          </table:table-cell>
          <table:table-cell table:style-name="Table33.B2" office:value-type="string">
            <text:p text:style-name="P49">Clears the background color completely (none is drawn)</text:p>
          </table:table-cell>
        </table:table-row>
      </table:table>
      <text:h text:style-name="P124"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26">Control</text:p>
          </table:table-cell>
          <table:table-cell table:style-name="Table13.B1" office:value-type="string">
            <text:p text:style-name="P26">Function</text:p>
          </table:table-cell>
        </table:table-row>
        <table:table-row>
          <table:table-cell table:style-name="Table13.A2" office:value-type="string">
            <text:p text:style-name="P12">Color</text:p>
          </table:table-cell>
          <table:table-cell table:style-name="Table13.B2" office:value-type="string">
            <text:p text:style-name="P36">The color of the element border.</text:p>
          </table:table-cell>
        </table:table-row>
        <table:table-row>
          <table:table-cell table:style-name="Table13.A2" office:value-type="string">
            <text:p text:style-name="P12">Thickness</text:p>
          </table:table-cell>
          <table:table-cell table:style-name="Table13.B2" office:value-type="string">
            <text:p text:style-name="P36">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ext:soft-page-break/>
        <table:table-row>
          <table:table-cell table:style-name="Table18.A1" office:value-type="string">
            <text:p text:style-name="P26">Control</text:p>
          </table:table-cell>
          <table:table-cell table:style-name="Table18.B1" office:value-type="string">
            <text:p text:style-name="P26">Function</text:p>
          </table:table-cell>
        </table:table-row>
        <table:table-row>
          <table:table-cell table:style-name="Table18.A2" office:value-type="string">
            <text:p text:style-name="P12">Color</text:p>
          </table:table-cell>
          <table:table-cell table:style-name="Table18.B2" office:value-type="string">
            <text:p text:style-name="P36">The color of the outline border.</text:p>
          </table:table-cell>
        </table:table-row>
        <table:table-row>
          <table:table-cell table:style-name="Table18.A2" office:value-type="string">
            <text:p text:style-name="P12">Thickness</text:p>
          </table:table-cell>
          <table:table-cell table:style-name="Table18.B2" office:value-type="string">
            <text:p text:style-name="P36">The thickness of the outline (in pixels). If this is 0 no outline is drawn.</text:p>
          </table:table-cell>
        </table:table-row>
      </table:table>
      <text:h text:style-name="Heading_20_2" text:outline-level="2">Canvas window</text:h>
      <text:p text:style-name="P73">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73">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73">Note: The green border on selected items will not appear if you have disabled the <text:span text:style-name="T4">Draw Element Borders</text:span> option.</text:p>
      <text:p text:style-name="P73">You can use the right mouse button to select the element under the cursor. If more than one item is under the cursor a context menu will display a list to select from.</text:p>
      <text:p text:style-name="P74">You can press and hold the middle mouse button to pan around the layout. This is useful if zoomed in or any time the scroll bars are visible.</text:p>
      <text:p text:style-name="P73">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98">Description</text:p>
            </table:table-cell>
            <table:table-cell table:style-name="Table17.B1" office:value-type="string">
              <text:p text:style-name="P98">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61">Toggle Mode – switch between move(normal) and rotate-only</text:p>
          </table:table-cell>
          <table:table-cell table:style-name="Table17.B2" office:value-type="string">
            <text:p text:style-name="P61">r</text:p>
          </table:table-cell>
        </table:table-row>
      </table:table>
      <text:h text:style-name="Heading_20_3" text:outline-level="3">Zoom</text:h>
      <table:table table:name="Table34" table:style-name="Table34">
        <table:table-column table:style-name="Table34.A"/>
        <table:table-column table:style-name="Table34.B"/>
        <table:table-row>
          <table:table-cell table:style-name="Table34.A1" office:value-type="string">
            <text:p text:style-name="P29">Control</text:p>
          </table:table-cell>
          <table:table-cell table:style-name="Table34.B1" office:value-type="string">
            <text:p text:style-name="P29">Function</text:p>
          </table:table-cell>
        </table:table-row>
        <table:table-row>
          <table:table-cell table:style-name="Table34.A2" office:value-type="string">
            <text:p text:style-name="P24">Fit</text:p>
          </table:table-cell>
          <table:table-cell table:style-name="Table34.B2" office:value-type="string">
            <text:p text:style-name="P50">Sets the zoom value so the canvas is filled with <text:soft-page-break/>the layout (width or height)</text:p>
          </table:table-cell>
        </table:table-row>
        <table:table-row>
          <table:table-cell table:style-name="Table34.A2" office:value-type="string">
            <text:p text:style-name="P24">Fit Horizontal</text:p>
          </table:table-cell>
          <table:table-cell table:style-name="Table34.B2" office:value-type="string">
            <text:p text:style-name="P50">Sets the zoom value so the canvas view is filled with the layout (width wise)</text:p>
          </table:table-cell>
        </table:table-row>
      </table:table>
      <text:p text:style-name="P86">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26">Control</text:p>
          </table:table-cell>
          <table:table-cell table:style-name="Table32.B1" office:value-type="string">
            <text:p text:style-name="P26">Function</text:p>
          </table:table-cell>
        </table:table-row>
        <table:table-row>
          <table:table-cell table:style-name="Table32.A2" office:value-type="string">
            <text:p text:style-name="P12">Center Elements Horizontally</text:p>
          </table:table-cell>
          <table:table-cell table:style-name="Table32.B2" office:value-type="string">
            <text:p text:style-name="P36">Center the elements horizontally in the layout (only the x value is affected)</text:p>
          </table:table-cell>
        </table:table-row>
        <table:table-row>
          <table:table-cell table:style-name="Table32.A2" office:value-type="string">
            <text:p text:style-name="P12">Custom Align Elements Horizontally</text:p>
          </table:table-cell>
          <table:table-cell table:style-name="Table32.B2" office:value-type="string">
            <text:p text:style-name="P36">Customizable Horizontal Align</text:p>
          </table:table-cell>
        </table:table-row>
        <table:table-row>
          <table:table-cell table:style-name="Table32.A2" office:value-type="string">
            <text:p text:style-name="P12">Center Elements Vertically</text:p>
          </table:table-cell>
          <table:table-cell table:style-name="Table32.B2" office:value-type="string">
            <text:p text:style-name="P36">Center the elements vertically in the layout (only the y value is affected)</text:p>
          </table:table-cell>
        </table:table-row>
        <table:table-row>
          <table:table-cell table:style-name="Table32.A2" office:value-type="string">
            <text:p text:style-name="P12">Custom Align Elements Vertically</text:p>
          </table:table-cell>
          <table:table-cell table:style-name="Table32.B2" office:value-type="string">
            <text:p text:style-name="P36">Customizable Vertical Align</text:p>
          </table:table-cell>
        </table:table-row>
        <table:table-row>
          <table:table-cell table:style-name="Table32.A2" office:value-type="string">
            <text:p text:style-name="P12">Custom Align Elements</text:p>
          </table:table-cell>
          <table:table-cell table:style-name="Table32.B2" office:value-type="string">
            <text:p text:style-name="P3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Dividers</text:h>
      <text:p text:style-name="P84">You can configure dividers to help layout elements by dividing the card. These lines can be toggled off and on <text:span text:style-name="T34">with the Toggle Dividers button</text:span>. They are never exported to the final output.</text:p>
      <text:h text:style-name="Heading_20_2" text:outline-level="2">Logger window</text:h>
      <text:p text:style-name="P73">Context Menu</text:p>
      <table:table table:name="Table15" table:style-name="Table15">
        <table:table-column table:style-name="Table15.A"/>
        <table:table-column table:style-name="Table15.B"/>
        <table:table-row>
          <table:table-cell table:style-name="Table15.A1" office:value-type="string">
            <text:p text:style-name="P26">Control</text:p>
          </table:table-cell>
          <table:table-cell table:style-name="Table15.B1" office:value-type="string">
            <text:p text:style-name="P26">Function</text:p>
          </table:table-cell>
        </table:table-row>
        <table:table-row>
          <table:table-cell table:style-name="Table15.A2" office:value-type="string">
            <text:p text:style-name="P12">Copy Line to Clipboard</text:p>
          </table:table-cell>
          <table:table-cell table:style-name="Table15.B2" office:value-type="string">
            <text:p text:style-name="P36">Copies the selected line to the clipboard.</text:p>
          </table:table-cell>
        </table:table-row>
        <table:table-row>
          <table:table-cell table:style-name="Table15.A2" office:value-type="string">
            <text:p text:style-name="P12">Copy all text to Clipboard</text:p>
          </table:table-cell>
          <table:table-cell table:style-name="Table15.B2" office:value-type="string">
            <text:p text:style-name="P36">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soft-page-break/>CSV Reference Files</text:h>
      <text:h text:style-name="Heading_20_2" text:outline-level="2">Creation</text:h>
      <text:p text:style-name="P73">CSV reference files have 4 strict content rules:</text:p>
      <text:list xml:id="list6431619528403560505" text:style-name="L2">
        <text:list-item>
          <text:p text:style-name="P104">The separator character must be a comma. Some editors may switch this on you!</text:p>
        </text:list-item>
        <text:list-item>
          <text:p text:style-name="P104">The first row must contain the column names. The columns may be named with spaces but should not use the [ or ] characters (or anything else that might confuse the parser when trying to translate references).</text:p>
        </text:list-item>
        <text:list-item>
          <text:p text:style-name="P104">The first column may be named anything, but the contents should always be the card count of the given row. (an empty entry assumes 1 instance of the given row)</text:p>
        </text:list-item>
        <text:list-item>
          <text:p text:style-name="P106"><text:span text:style-name="T9">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9"><text:bookmark-ref text:reference-format="text" text:ref-name="__RefHeading__2250_1943963514">Text Elements</text:bookmark-ref></text:span><text:span text:style-name="T9"> section.</text:span></text:p>
        </text:list-item>
        <text:list-item>
          <text:p text:style-name="P105">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26">Function</text:p>
            </table:table-cell>
            <table:table-cell table:style-name="Table8.B1" office:value-type="string">
              <text:p text:style-name="P26">Definition Details</text:p>
            </table:table-cell>
          </table:table-row>
        </table:table-header-rows>
        <table:table-row table:style-name="Table8.1">
          <table:table-cell table:style-name="Table8.A2" office:value-type="string">
            <text:p text:style-name="P12">Comment out a line.</text:p>
          </table:table-cell>
          <table:table-cell table:style-name="Table8.B2" office:value-type="string">
            <text:p text:style-name="P36">In the first column set the card count to 0.</text:p>
          </table:table-cell>
        </table:table-row>
        <table:table-row table:style-name="Table8.1">
          <table:table-cell table:style-name="Table8.A2" office:value-type="string">
            <text:p text:style-name="P12">Specifying the layout</text:p>
          </table:table-cell>
          <table:table-cell table:style-name="Table8.B2" office:value-type="string">
            <text:p text:style-name="P36">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9">Colors are formatted into strings as follows:</text:p>
      <text:p text:style-name="P62"/>
      <text:p text:style-name="P64">RRRGGGBBB or RRRGGGBBBAAA</text:p>
      <text:p text:style-name="P62"/>
      <text:p text:style-name="P62">Each block is a 3 digit representation of the color value for the given color. (R – Red; G – Green; B – Blue; A - Alpha)</text:p>
      <text:p text:style-name="P62"/>
      <text:p text:style-name="P62">Example: 012123167</text:p>
      <text:p text:style-name="P62"/>
      <text:p text:style-name="P62">You can also specify a color using hexadecimal values:</text:p>
      <text:p text:style-name="P62">RRGGBB or RRGGBBAA</text:p>
      <text:p text:style-name="P62"/>
      <text:p text:style-name="P62"><text:soft-page-break/>Example: 882859</text:p>
      <text:p text:style-name="P62"/>
      <text:p text:style-name="P62">Be sure to include any leading zeroes. The type of color value you specify (hex vs. decimal) is based solely on string length: 6/8(hex)</text:p>
      <text:p text:style-name="P62"/>
      <text:p text:style-name="P62">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63"/>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21" text:outline-level="2"><text:bookmark-start text:name="__RefHeading__2151_2015678595"/>Font String Format<text:bookmark-end text:name="__RefHeading__2151_2015678595"/></text:h>
      <text:p text:style-name="P10">Fonts are formatted into strings as follows:</text:p>
      <text:p text:style-name="P66"/>
      <text:p text:style-name="P65">fontname;fontsize;bold;underline;italicized;strikeout</text:p>
      <text:p text:style-name="P66"/>
      <text:p text:style-name="Table_20_Contents"><text:span text:style-name="T16">fontname</text:span><text:span text:style-name="T15"> – string name of a font (“Arial”)</text:span></text:p>
      <text:p text:style-name="Table_20_Contents"><text:span text:style-name="T16">fontsize</text:span><text:span text:style-name="T15"> – size of the font (like the size in a word processor)</text:span></text:p>
      <text:p text:style-name="Table_20_Contents"><text:span text:style-name="T16">bold</text:span><text:span text:style-name="T15"> – 1 or 0 (on or off)</text:span></text:p>
      <text:p text:style-name="Table_20_Contents"><text:span text:style-name="T16">underline</text:span><text:span text:style-name="T15"> – 1 or 0 (on or off)</text:span></text:p>
      <text:p text:style-name="Table_20_Contents"><text:span text:style-name="T16">italicized</text:span><text:span text:style-name="T15"> – 1 or 0 (on or off)</text:span></text:p>
      <text:p text:style-name="Table_20_Contents"><text:span text:style-name="T16">strikeout</text:span><text:span text:style-name="T15"> – 1 or 0 (on or off)</text:span></text:p>
      <text:p text:style-name="P66"/>
      <text:p text:style-name="P66"><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81">override:[element name]:[element value]</text:p>
      <text:p text:style-name="Text_20_body">Example: <text:span text:style-name="T4">override:text_field:x</text:span></text:p>
      <text:p text:style-name="P75">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text:soft-page-break/>override will take effect. Any empty value specified within the column is ignored.</text:p>
      <text:p text:style-name="Text_20_body">The value of an override can use the same functionality as described in <text:span text:style-name="T11"><text:bookmark-ref text:reference-format="text" text:ref-name="__RefHeading__30631621">Definition / Scripting Reference (Incept Translator)</text:bookmark-ref></text:span><text:span text:style-name="T11">. This allows the override value to be defined based on other properties of the given card.</text:span></text:p>
      <text:h text:style-name="Heading_20_3" text:outline-level="3">Definition (Variable) Based Overrides <text:span text:style-name="T31">(Incept Translator only at this time)</text:span></text:h>
      <text:p text:style-name="P82">Overrides can also be created within the Definition field itself using the following macro:</text:p>
      <text:p text:style-name="P82">$[field:value]</text:p>
      <text:p text:style-name="P83">Example: $[y:40]</text:p>
      <text:p text:style-name="P83">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1">Fields</text:p>
            </table:table-cell>
            <table:table-cell table:style-name="Table20.B1" office:value-type="string">
              <text:p text:style-name="P101">Override string format</text:p>
            </table:table-cell>
          </table:table-row>
        </table:table-header-rows>
        <table:table-row table:style-name="Table20.1">
          <table:table-cell table:style-name="Table20.A2" office:value-type="string">
            <text:p text:style-name="P62">x</text:p>
            <text:p text:style-name="P62">y</text:p>
            <text:p text:style-name="P62">width</text:p>
            <text:p text:style-name="P62">height</text:p>
            <text:p text:style-name="P78">borderthickness<text:line-break/>opacity<text:line-break/>outlinethickness<text:line-break/>lineheight<text:line-break/>wordspace (+/-)</text:p>
          </table:table-cell>
          <table:table-cell table:style-name="Table20.B2" office:value-type="string">
            <text:p text:style-name="P62"><text:span text:style-name="T4">(int)</text:span> Integer number values. </text:p>
          </table:table-cell>
        </table:table-row>
        <table:table-row table:style-name="Table20.1">
          <table:table-cell table:style-name="Table20.A2" office:value-type="string">
            <text:p text:style-name="P79">autoscalefont<text:line-break/>enabled<text:line-break/>lockaspect<text:line-break/><text:span text:style-name="T32">keeporiginalsize<text:line-break/>justifiedtext</text:span></text:p>
          </table:table-cell>
          <table:table-cell table:style-name="Table20.B2" office:value-type="string">
            <text:p text:style-name="P63">(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78">rotation</text:p>
          </table:table-cell>
          <table:table-cell table:style-name="Table20.B2" office:value-type="string">
            <text:p text:style-name="P63">(float)<text:span text:style-name="T1"> In the case of rotation use only integer number values.</text:span></text:p>
          </table:table-cell>
        </table:table-row>
        <table:table-row table:style-name="Table20.1">
          <table:table-cell table:style-name="Table20.A2" office:value-type="string">
            <text:p text:style-name="P78">bordercolor<text:line-break/>elementcolor<text:line-break/>outlinecolor<text:line-break/><text:span text:style-name="T44">backgroundcolor</text:span></text:p>
          </table:table-cell>
          <table:table-cell table:style-name="Table20.B2" office:value-type="string">
            <text:p text:style-name="P62"><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80">tilesize</text:p>
          </table:table-cell>
          <table:table-cell table:style-name="Table20.B2" office:value-type="string">
            <text:p text:style-name="P72"><text:span text:style-name="T4">(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78">font</text:p>
          </table:table-cell>
          <table:table-cell table:style-name="Table20.B2" office:value-type="string">
            <text:p text:style-name="Table_20_Contents"><text:span text:style-name="T14">(string) </text:span><text:span text:style-name="T15">(See the section </text:span><text:span text:style-name="T15"><text:bookmark-ref text:reference-format="text" text:ref-name="__RefHeading__2151_2015678595">Font String Format</text:bookmark-ref></text:span><text:span text:style-name="T15">)</text:span></text:p>
            <text:p text:style-name="P67"/>
          </table:table-cell>
        </table:table-row>
        <text:soft-page-break/>
        <table:table-row table:style-name="Table20.1">
          <table:table-cell table:style-name="Table20.A2" office:value-type="string">
            <text:p text:style-name="P78">verticalalign</text:p>
          </table:table-cell>
          <table:table-cell table:style-name="Table20.B2" office:value-type="string">
            <text:p text:style-name="P63">(int)<text:span text:style-name="T1"> Numeric value indicating the vertical alignment:</text:span></text:p>
            <text:p text:style-name="P66"/>
            <text:p text:style-name="P66"><text:span text:style-name="T29">0</text:span> – Near</text:p>
            <text:p text:style-name="P66"><text:span text:style-name="T29">1</text:span> – Center</text:p>
            <text:p text:style-name="P66"><text:span text:style-name="T29">2</text:span> – Far</text:p>
          </table:table-cell>
        </table:table-row>
        <table:table-row table:style-name="Table20.1">
          <table:table-cell table:style-name="Table20.A2" office:value-type="string">
            <text:p text:style-name="P78"/>
            <text:p text:style-name="P78">horizontalalign</text:p>
          </table:table-cell>
          <table:table-cell table:style-name="Table20.B2" office:value-type="string">
            <text:p text:style-name="P63">(int)<text:span text:style-name="T1"> Numeric value indicating the horizontal alignment:</text:span></text:p>
            <text:p text:style-name="P66"/>
            <text:p text:style-name="P66"><text:span text:style-name="T29">0</text:span> – Near</text:p>
            <text:p text:style-name="P66"><text:span text:style-name="T29">1</text:span> – Center</text:p>
            <text:p text:style-name="P66"><text:span text:style-name="T29">2</text:span> – Far</text:p>
          </table:table-cell>
        </table:table-row>
        <table:table-row table:style-name="Table20.1">
          <table:table-cell table:style-name="Table20.A2" office:value-type="string">
            <text:p text:style-name="P78">variable</text:p>
          </table:table-cell>
          <table:table-cell table:style-name="Table20.B2" office:value-type="string">
            <text:p text:style-name="P62"><text:span text:style-name="T4">(string)</text:span> The <text:span text:style-name="T4">Definition</text:span> field. <text:span text:style-name="T31">This can only be overridden in a data file</text:span></text:p>
          </table:table-cell>
        </table:table-row>
        <table:table-row table:style-name="Table20.1">
          <table:table-cell table:style-name="Table20.A2" office:value-type="string">
            <text:p text:style-name="P78">type</text:p>
          </table:table-cell>
          <table:table-cell table:style-name="Table20.B2" office:value-type="string">
            <text:p text:style-name="P63">(string) <text:span text:style-name="T1">One of the following strings:</text:span></text:p>
            <text:p text:style-name="P66"/>
            <text:p text:style-name="P63">Text</text:p>
            <text:p text:style-name="P63">Shape</text:p>
            <text:p text:style-name="P63">Graphic</text:p>
            <text:p text:style-name="P63">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4783190607380796458" text:style-name="L3">
        <text:list-item>
          <text:p text:style-name="P107">Each define name follows the same rules as a column name in a reference file.</text:p>
        </text:list-item>
        <text:list-item>
          <text:p text:style-name="P10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541468708841575861" text:style-name="L4">
        <text:list-item>
          <text:p text:style-name="P108"><text:span text:style-name="T1">Reference file: </text:span><text:span text:style-name="T4">items.csv</text:span></text:p>
        </text:list-item>
        <text:list-item>
          <text:p text:style-name="P108"><text:span text:style-name="T1">Define file: </text:span><text:span text:style-name="T4">items_defines.csv</text:span></text:p>
        </text:list-item>
        <text:list-item>
          <text:p text:style-name="P109"><text:soft-page-break/>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3806962233861241613" text:style-name="L5">
        <text:list-item>
          <text:p text:style-name="P112"><text:span text:style-name="T1">Main sheet: </text:span><text:span text:style-name="T4">items</text:span></text:p>
        </text:list-item>
        <text:list-item>
          <text:p text:style-name="P112"><text:span text:style-name="T1">Defines sheet:</text:span><text:span text:style-name="T4"> items_defines</text:span></text:p>
        </text:list-item>
        <text:list-item>
          <text:p text:style-name="P110"><text:span text:style-name="T36">Setting up </text:span>Project Wide Defines<text:line-break/>Spread<text:span text:style-name="T37">s</text:span>heet Name: [project file name without the extension] (this is case sensitive!)<text:line-break/>Sheet Name: <text:span text:style-name="T4">defines </text:span><text:span text:style-name="T35">(always this name)<text:line-break/></text:span></text:p>
          <text:p text:style-name="P110"><text:span text:style-name="T5">Alternative / Override</text:span><text:span text:style-name="T35">: If you don’t want to name your Spreadsheet as described above you can change the Spreadsheet to look for the </text:span><text:span text:style-name="T5">defines</text:span><text:span text:style-name="T35"> sheet in under the Layouts &gt; Project Settings… menu item in the Project window. Specify the desired sheet in </text:span><text:span text:style-name="T5">Google Project define spreadsheet override</text:span><text:span text:style-name="T35"> (case sensitive). You can enter the name manually or use the “...” button to navigate.</text:span></text:p>
        </text:list-item>
      </text:list>
      <text:h text:style-name="P125" text:outline-level="3">Google Authentication Setup</text:h>
      <text:p text:style-name="P75">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5211759554582882318" text:style-name="L6">
        <text:list-item>
          <text:p text:style-name="P111">Launch CardMaker and select <text:span text:style-name="T4">Tools</text:span> &gt; <text:span text:style-name="T4">Update Google Credentials... </text:span></text:p>
        </text:list-item>
        <text:list-item>
          <text:p text:style-name="P111">Either copy the Auth URL and browse to it in your preferred browser or click <text:span text:style-name="T4">Browse To URL</text:span></text:p>
        </text:list-item>
        <text:list-item>
          <text:p text:style-name="P111">Google should prompt you to allow CardMaker to access your spreadsheets and then navigate to the CardMaker site with the AccessToken field already selected. </text:p>
        </text:list-item>
        <text:list-item>
          <text:p text:style-name="P111">Copy the <text:span text:style-name="T4">AccessToken</text:span> value and return to CardMaker.</text:p>
        </text:list-item>
        <text:list-item>
          <text:p text:style-name="P111">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1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text:soft-page-break/>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54">#if(x == then a)#</text:p>
      <text:p text:style-name="P54">is the same as</text:p>
      <text:p text:style-name="P54">#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26">Function</text:p>
            </table:table-cell>
            <table:table-cell table:style-name="Table4.B1" office:value-type="string">
              <text:p text:style-name="P26">Definition Details</text:p>
            </table:table-cell>
          </table:table-row>
        </table:table-header-rows>
        <table:table-row table:style-name="Table4.1">
          <table:table-cell table:style-name="Table4.A2" office:value-type="string">
            <text:p text:style-name="P12">Referencing a Data Source item</text:p>
          </table:table-cell>
          <table:table-cell table:style-name="Table4.B2" office:value-type="string">
            <text:p text:style-name="P26"><text:span text:style-name="T1">@[</text:span>columnname<text:span text:style-name="T1">]</text:span></text:p>
            <text:p text:style-name="P36"/>
            <text:p text:style-name="P2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2">Referencing a Data Source item with parameters</text:p>
          </table:table-cell>
          <table:table-cell table:style-name="Table4.B2" office:value-type="string">
            <text:p text:style-name="P36">@[<text:span text:style-name="T4">columnname</text:span>,parameter1,parameter2,(repeats...)]</text:p>
            <text:p text:style-name="P36"/>
            <text:p text:style-name="P26"><text:span text:style-name="T1">Replace </text:span>columnname<text:span text:style-name="T1"> with the desired column name or define from the referenced data source.</text:span></text:p>
            <text:p text:style-name="P36"/>
            <text:p text:style-name="P36">Replace parameter1 (etc.) with the desired input for the define. When constructing the resulting value any instances of {#} will be replaced with the given parameter. Be aware that spaces after/before the commas will be included in the parameter strings.</text:p>
            <text:p text:style-name="P36"/>
            <text:p text:style-name="P36">Example:</text:p>
            <text:p text:style-name="P36"/>
            <text:p text:style-name="P26">Defines</text:p>
            <text:p text:style-name="P68"><text:span text:style-name="T11">smallImgTag = </text:span><text:span text:style-name="T1">&lt;img={1};.90;0;3&gt;</text:span></text:p>
            <text:p text:style-name="P70">theCoin = \images\coin.png </text:p>
            <text:p text:style-name="P69">Input</text:p>
            <text:p text:style-name="P70">@[smallImgTag,@[theCoin]]</text:p>
            <text:p text:style-name="P69">Output</text:p>
            <text:p text:style-name="P70">&lt;img=\images\coin.png;.90;0;3&gt;</text:p>
          </table:table-cell>
        </table:table-row>
        <table:table-row table:style-name="Table4.1">
          <table:table-cell table:style-name="Table4.A2" office:value-type="string">
            <text:p text:style-name="P12">Card Values</text:p>
          </table:table-cell>
          <table:table-cell table:style-name="Table4.B2" office:value-type="string">
            <text:p text:style-name="P36">There are some special values that are taken from the current context of the layout/card.</text:p>
            <text:p text:style-name="P36"/>
            <text:p text:style-name="P36">![deckindex] – This is the current deck index</text:p>
            <text:p text:style-name="P36">![cardindex] – This is the current card index (see Sub Counter)<text:line-break/>!<text:span text:style-name="T33">[cardcount] – The number of cards in this deck</text:span></text:p>
            <text:p text:style-name="P36">!<text:span text:style-name="T40">[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48">%[string,index,count]</text:p>
            <text:p text:style-name="P48"/>
            <text:p text:style-name="P48">string – some sequence of characters</text:p>
            <text:p text:style-name="P48">index – the index to begin extracting characters from (0 based!)</text:p>
            <text:p text:style-name="P48">count – the number of characters to extracted</text:p>
            <text:p text:style-name="P48">Example: <text:bookmark-start text:name="__DdeLink__2741_1457906252"/>%[sample,4,2]<text:bookmark-end text:name="__DdeLink__2741_1457906252"/> would result in <text:span text:style-name="T4">le</text:span></text:p>
            <text:p text:style-name="P48"/>
            <text:p text:style-name="P48">This allows for a string to have a given number of characters extracted.</text:p>
          </table:table-cell>
        </table:table-row>
        <table:table-row table:style-name="Table4.1">
          <table:table-cell table:style-name="Table4.A2" office:value-type="string">
            <text:p text:style-name="P12">Counter</text:p>
          </table:table-cell>
          <table:table-cell table:style-name="Table4.B14" office:value-type="string">
            <text:p text:style-name="P36">##x;y;z#</text:p>
            <text:p text:style-name="P36"/>
            <text:p text:style-name="P36">This will display a number based on the following properties:</text:p>
            <text:p text:style-name="P36"/>
            <text:p text:style-name="P52">x + (current card index * y) with left padded 0's numbering z</text:p>
            <text:p text:style-name="P52"/>
            <text:p text:style-name="P52">Example (on card index 5) with ##1;1;5# would be <text:span text:style-name="T4">00005</text:span> </text:p>
          </table:table-cell>
        </table:table-row>
        <text:soft-page-break/>
        <table:table-row table:style-name="Table4.1">
          <table:table-cell table:style-name="Table4.A2" office:value-type="string">
            <text:p text:style-name="P12">Sub Counter</text:p>
          </table:table-cell>
          <table:table-cell table:style-name="Table4.B14" office:value-type="string">
            <text:p text:style-name="P36">#sc;x;y;z#</text:p>
            <text:p text:style-name="P36"/>
            <text:p text:style-name="P36">The sub card index is the index of the card based on the number of items indicated in the count column of the reference file.</text:p>
            <text:p text:style-name="P36"/>
            <text:p text:style-name="P36">This will display a number based on the following properties:</text:p>
            <text:p text:style-name="P36"/>
            <text:p text:style-name="P52">x + (sub card index * y) with left padded 0's numbering z</text:p>
            <text:p text:style-name="P52"/>
            <text:p text:style-name="P52">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47">#repeat;x;y#</text:p>
            <text:p text:style-name="P47"/>
            <text:p text:style-name="P47">This will repeat the string of characters represented by y x times.</text:p>
          </table:table-cell>
        </table:table-row>
        <table:table-row table:style-name="Table4.1">
          <table:table-cell table:style-name="Table4.A2" office:value-type="string">
            <text:p text:style-name="P12">If Statement</text:p>
          </table:table-cell>
          <table:table-cell table:style-name="Table4.B14" office:value-type="string">
            <text:p text:style-name="P36">Samples:</text:p>
            <text:p text:style-name="P36">#(if x == y then a)#</text:p>
            <text:p text:style-name="P36">#(if x != y then a)#</text:p>
            <text:p text:style-name="P36">#(if x == y then a else b)#</text:p>
            <text:p text:style-name="P36">#(if x != y then a else b)#</text:p>
            <text:p text:style-name="P36"/>
            <text:p text:style-name="P36"><text:span text:style-name="T4">==</text:span> - x is equal to y (case insensitive)</text:p>
            <text:p text:style-name="P36"><text:span text:style-name="T4">!=</text:span> - x is not equal to y (case insensitive)</text:p>
            <text:p text:style-name="P36"><text:span text:style-name="T4">&gt;</text:span> - x is greater than y</text:p>
            <text:p text:style-name="P36"><text:span text:style-name="T4">&lt;</text:span> - x is less than y</text:p>
            <text:p text:style-name="P36"><text:span text:style-name="T4">&gt;=</text:span> - x is greater than or equal to</text:p>
            <text:p text:style-name="P36"><text:span text:style-name="T4">&lt;=</text:span> - x is less than or equal to</text:p>
            <text:p text:style-name="P36"/>
            <text:p text:style-name="P36">x,y,a,b – string values</text:p>
            <text:p text:style-name="P36"/>
            <text:p text:style-name="P36"><text:span text:style-name="T4">#nodraw</text:span> is supported as a result to trigger the element to not be drawn at all.</text:p>
            <text:p text:style-name="P36"/>
            <text:p text:style-name="P36">You can specify an empty string by simply entering nothing.</text:p>
            <text:p text:style-name="P36"/>
            <text:p text:style-name="P36">An example of an empty comparison is as follows: <text:line-break/>#if(x == then a)#</text:p>
          </table:table-cell>
        </table:table-row>
        <text:soft-page-break/>
        <table:table-row table:style-name="Table4.1">
          <table:table-cell table:style-name="Table4.A2" office:value-type="string">
            <text:p text:style-name="P12">If Statement (grouped)</text:p>
          </table:table-cell>
          <table:table-cell table:style-name="Table4.B14" office:value-type="string">
            <text:p text:style-name="P36">You can use the if statement with groups. The x and y values listed above can be formatted as:</text:p>
            <text:p text:style-name="P36"/>
            <text:p text:style-name="P36">[val1;val2;val3]</text:p>
            <text:p text:style-name="P36"/>
            <text:p text:style-name="P36">Allowing multiple items to be compared to multiple other items. The x set of strings is sought in the y set. The comparison is successful if all of the items in x exist in y. (the y set is not checked for existing in x)</text:p>
            <text:p text:style-name="P36"/>
            <text:p text:style-name="P36">NOTE: This does not apply to numeric comparisons. Only <text:span text:style-name="T4">==</text:span> and <text:span text:style-name="T4">!=</text:span> are supported.</text:p>
            <text:p text:style-name="P36"/>
            <text:p text:style-name="P36">TBD – keep this functionality?</text:p>
          </table:table-cell>
        </table:table-row>
        <table:table-row table:style-name="Table4.1">
          <table:table-cell table:style-name="Table4.A1" office:value-type="string">
            <text:p text:style-name="P12">Switch Statement</text:p>
          </table:table-cell>
          <table:table-cell table:style-name="Table4.B1" office:value-type="string">
            <text:p text:style-name="P36">#(switch;key;keytocheck1;value1&lt;repeat&gt;)#</text:p>
            <text:p text:style-name="P36"/>
            <text:p text:style-name="P36">key – The value to check the others for.</text:p>
            <text:p text:style-name="P36">keytocheck1 – A comparison string</text:p>
            <text:p text:style-name="P36">value1 – A value string (this will be the overall result if key matches keytoccheck1)</text:p>
            <text:p text:style-name="P36"/>
            <text:p text:style-name="P36">;keytoccheck1;value1 can be repeated multiple times with varying strings. There should always be a key and a value. (an empty string is valid)</text:p>
            <text:p text:style-name="P36"/>
            <text:p text:style-name="P36">If the keytocheckis <text:span text:style-name="T4">#default</text:span> the value will be the default if no other keys match. (example: <text:span text:style-name="T20">#(switch;15;10;Y;#default;Z)#</text:span> – would default to Z because “15” is not the same string as “10”)</text:p>
            <text:p text:style-name="P36"/>
            <text:p text:style-name="P36"><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45">#(switch//key//keytocheck1//value1&lt;repeat&gt;)#</text:p>
            <text:p text:style-name="P118">This is the same as the above just using ‘//’ as a delimiter. <text:span text:style-name="T58">The delimiter is completely customizable. The first 2 characters after the word </text:span><text:span text:style-name="T19">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43">#rand<text:span text:style-name="T38">om</text:span>;min;max#</text:p>
            <text:p text:style-name="P43"/>
            <text:p text:style-name="P43">min – minimum value (inclusive)</text:p>
            <text:p text:style-name="P44">max – maximum value (inclusive)</text:p>
            <text:p text:style-name="P46">This operates with positive/negative integers only.</text:p>
          </table:table-cell>
        </table:table-row>
        <table:table-row table:style-name="Table4.1">
          <table:table-cell table:style-name="Table4.A2" office:value-type="string">
            <text:p text:style-name="P12">Greater than character</text:p>
          </table:table-cell>
          <table:table-cell table:style-name="Table4.B14" office:value-type="string">
            <text:p text:style-name="P2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2">Less than character</text:p>
          </table:table-cell>
          <table:table-cell table:style-name="Table4.B15" office:value-type="string">
            <text:p text:style-name="P26">&amp;lt; <text:span text:style-name="T1">This is critical for anyone needing to use the &lt; character in a value used by an if statement.</text:span></text:p>
          </table:table-cell>
        </table:table-row>
      </table:table>
      <text:h text:style-name="Heading_20_3" text:outline-level="3"><text:soft-page-break/>Inline Background Shapes</text:h>
      <text:p text:style-name="P87">Inline background shapes are a convenient way to create backgrounds for various elements. </text:p>
      <text:p text:style-name="P89">Normally you would need to create an independent element and keep its size up-to-date with the foreground element.</text:p>
      <text:p text:style-name="P88">There are two formats:</text:p>
      <text:h text:style-name="Heading_20_4" text:outline-level="4">Basic</text:h>
      <text:p text:style-name="P88">#bgshape::[shape definition string]::[color string]#</text:p>
      <text:p text:style-name="P88">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127" text:outline-level="4">Advanced</text:h>
      <text:p text:style-name="P96"><text:bookmark-start text:name="__DdeLink__2992_276080316"/>#bgshape::[shape definition string]::[color string]::[x offset]::[y offset]::[width adjust]::[height adjust]::[outline thickness]::[outline color]#<text:bookmark-end text:name="__DdeLink__2992_276080316"/></text:p>
      <text:p text:style-name="P93">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94">See the <text:bookmark-ref text:reference-format="text" text:ref-name="__RefHeading___Toc3225_445175734">Shape Elements</text:bookmark-ref> section for how to define the shape. <text:span text:style-name="T57">The offset and adjust settings may be negative.</text:span></text:p>
      <text:h text:style-name="Heading_20_3" text:outline-level="3">Inline Background <text:span text:style-name="T55">Graphic</text:span></text:h>
      <text:p text:style-name="P95">Inline background <text:span text:style-name="T55">graphics</text:span> are a convenient way to create backgrounds for various elements.</text:p>
      <text:p text:style-name="P90">Normally you would need to create an independent element and keep its size up-to-date with the foreground element.</text:p>
      <text:p text:style-name="P90">There are two formats:</text:p>
      <text:h text:style-name="P128" text:outline-level="4">Basic</text:h>
      <text:p text:style-name="P90">#<text:span text:style-name="T54">bggraphic</text:span>::<text:span text:style-name="T47">[image path]</text:span>#</text:p>
      <text:p text:style-name="P91">Example: <text:bookmark-start text:name="__DdeLink__3331_276080316"/><text:bookmark-start text:name="__DdeLink__3327_276080316"/><text:span text:style-name="T6">#</text:span><text:span text:style-name="T8">bggraphic</text:span><text:span text:style-name="T6">::images/Faction_empire.bmp#</text:span><text:bookmark-end text:name="__DdeLink__3331_276080316"/><text:bookmark-end text:name="__DdeLink__3327_276080316"/></text:p>
      <text:p text:style-name="P77">Note: The aspect ratio is not enforced. The <text:span text:style-name="T56">graphic</text:span> will stretch to the bounds of the element.</text:p>
      <text:h text:style-name="P127" text:outline-level="4">Advanced</text:h>
      <text:p text:style-name="P97"><text:bookmark-start text:name="__DdeLink__3075_276080316"/><text:bookmark-start text:name="__DdeLink__3006_445175734"/>#<text:span text:style-name="T54">bggraphic</text:span>::[image path]::[x offset]::[y offset]::[width adjust]::[height adjust]::[lock aspect ratio]::[tile size]::[horizontal align]::[vertical align]#<text:bookmark-end text:name="__DdeLink__3075_276080316"/><text:bookmark-end text:name="__DdeLink__3006_445175734"/></text:p>
      <text:p text:style-name="P92">Example: <text:bookmark-start text:name="__DdeLink__3329_276080316"/><text:bookmark-start text:name="__DdeLink__3157_276080316"/><text:bookmark-start text:name="__DdeLink__3073_276080316"/><text:span text:style-name="T7">#</text:span><text:span text:style-name="T8">bggraphic</text:span><text:span text:style-name="T7">::images/Faction_empire.bmp::-5::-5::10::10::true::-::1::1#</text:span><text:bookmark-end text:name="__DdeLink__3329_276080316"/><text:bookmark-end text:name="__DdeLink__3157_276080316"/><text:bookmark-end text:name="__DdeLink__3073_276080316"/></text:p>
      <text:p text:style-name="P90">See the <text:bookmark-ref text:reference-format="text" text:ref-name="__RefHeading___Toc3159_445175734">Graphic (Graphic Elements)</text:bookmark-ref> <text:span text:style-name="T53">and </text:span><text:span text:style-name="T53"><text:bookmark-ref text:reference-format="text" text:ref-name="__RefHeading___Toc2989_1911363559">Override Fields</text:bookmark-ref></text:span><text:span text:style-name="T53"> </text:span>section<text:span text:style-name="T53">s </text:span>for how to <text:span text:style-name="T51">configure the various settings</text:span>. <text:span text:style-name="T57">The offset and adjust settings may be negative.</text:span></text:p>
      <text:h text:style-name="Heading_20_2" text:outline-level="2">Graphic Elements</text:h>
      <text:p text:style-name="P1"/>
      <table:table table:name="Table2" table:style-name="Table2">
        <table:table-column table:style-name="Table2.A"/>
        <table:table-column table:style-name="Table2.B"/>
        <text:soft-page-break/>
        <table:table-row>
          <table:table-cell table:style-name="Table2.A1" office:value-type="string">
            <text:p text:style-name="P26">Function</text:p>
          </table:table-cell>
          <table:table-cell table:style-name="Table2.B1" office:value-type="string">
            <text:p text:style-name="P26">Definition Details</text:p>
          </table:table-cell>
        </table:table-row>
        <table:table-row>
          <table:table-cell table:style-name="Table2.A2" office:value-type="string">
            <text:p text:style-name="P12">Referencing an Image</text:p>
          </table:table-cell>
          <table:table-cell table:style-name="Table2.B2" office:value-type="string">
            <text:p text:style-name="P36">The path to the file should be specified. The path may also be relative to the project file. </text:p>
            <text:p text:style-name="P36"/>
            <text:p text:style-name="P36">Supported Image Types: <text:span text:style-name="T9">BMP, GIF, EXIG, JPG, PNG, TIFF, and PSD.</text:span> PSD file support is rudimentary. 8 bit per channel PSD images should be functional. (RGBA) </text:p>
            <text:p text:style-name="P36"/>
            <text:p text:style-name="P2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2">Draw no image</text:p>
          </table:table-cell>
          <table:table-cell table:style-name="Table2.B2" office:value-type="string">
            <text:p text:style-name="P2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36"/>
            <text:p text:style-name="P3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26">Function</text:p>
            </table:table-cell>
            <table:table-cell table:style-name="Table1.B1" office:value-type="string">
              <text:p text:style-name="P26">Definition Details</text:p>
            </table:table-cell>
          </table:table-row>
        </table:table-header-rows>
        <table:table-row table:style-name="Table1.1">
          <table:table-cell table:style-name="Table1.A2" office:value-type="string">
            <text:p text:style-name="P12">New Line</text:p>
          </table:table-cell>
          <table:table-cell table:style-name="Table1.B2" office:value-type="string">
            <text:p text:style-name="P26">\n<text:span text:style-name="T1"> – Will be replaced with a new line</text:span></text:p>
          </table:table-cell>
        </table:table-row>
        <table:table-row table:style-name="Table1.1">
          <table:table-cell table:style-name="Table1.A2" office:value-type="string">
            <text:p text:style-name="P12">Quote Character</text:p>
          </table:table-cell>
          <table:table-cell table:style-name="Table1.B2" office:value-type="string">
            <text:p text:style-name="P12"><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2">Comma</text:p>
          </table:table-cell>
          <table:table-cell table:style-name="Table1.B2" office:value-type="string">
            <text:p text:style-name="P2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5">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6">Function</text:p>
            </table:table-cell>
            <table:table-cell table:style-name="Table26.A1" office:value-type="string">
              <text:p text:style-name="P26">Requires Closing Tag</text:p>
            </table:table-cell>
            <table:table-cell table:style-name="Table26.C1" office:value-type="string">
              <text:p text:style-name="P26">Definition Details</text:p>
            </table:table-cell>
          </table:table-row>
        </table:table-header-rows>
        <table:table-row table:style-name="Table26.1">
          <table:table-cell table:style-name="Table26.A2" office:value-type="string">
            <text:p text:style-name="P12">Bold</text:p>
          </table:table-cell>
          <table:table-cell table:style-name="Table26.A2" office:value-type="string">
            <text:p text:style-name="P36">Y</text:p>
          </table:table-cell>
          <table:table-cell table:style-name="Table26.C2" office:value-type="string">
            <text:p text:style-name="P26">&lt;b&gt;<text:span text:style-name="T1"> – Will change the text within to bold</text:span></text:p>
          </table:table-cell>
        </table:table-row>
        <text:soft-page-break/>
        <table:table-row table:style-name="Table26.1">
          <table:table-cell table:style-name="Table26.A2" office:value-type="string">
            <text:p text:style-name="P12">Italic</text:p>
          </table:table-cell>
          <table:table-cell table:style-name="Table26.A2" office:value-type="string">
            <text:p text:style-name="P12">Y</text:p>
          </table:table-cell>
          <table:table-cell table:style-name="Table26.C2" office:value-type="string">
            <text:p text:style-name="P12"><text:span text:style-name="T4">&lt;i&gt;</text:span> <text:span text:style-name="T1"><text:s/>– Will change the text within to italicized</text:span></text:p>
          </table:table-cell>
        </table:table-row>
        <table:table-row table:style-name="Table26.1">
          <table:table-cell table:style-name="Table26.A2" office:value-type="string">
            <text:p text:style-name="P12">Strikeout</text:p>
          </table:table-cell>
          <table:table-cell table:style-name="Table26.A2" office:value-type="string">
            <text:p text:style-name="P36">Y</text:p>
          </table:table-cell>
          <table:table-cell table:style-name="Table26.C2" office:value-type="string">
            <text:p text:style-name="P26">&lt;s&gt;<text:span text:style-name="T1"> – Will change the text within to be drawn struck out</text:span></text:p>
          </table:table-cell>
        </table:table-row>
        <table:table-row table:style-name="Table26.1">
          <table:table-cell table:style-name="Table26.A2" office:value-type="string">
            <text:p text:style-name="P12">Underline</text:p>
          </table:table-cell>
          <table:table-cell table:style-name="Table26.A2" office:value-type="string">
            <text:p text:style-name="P36">Y</text:p>
          </table:table-cell>
          <table:table-cell table:style-name="Table26.C2" office:value-type="string">
            <text:p text:style-name="P26">&lt;u&gt;<text:span text:style-name="T1"> – Will change the text within to be underlined</text:span></text:p>
          </table:table-cell>
        </table:table-row>
        <table:table-row table:style-name="Table26.1">
          <table:table-cell table:style-name="Table26.A2" office:value-type="string">
            <text:p text:style-name="P12">New Line</text:p>
          </table:table-cell>
          <table:table-cell table:style-name="Table26.A2" office:value-type="string">
            <text:p text:style-name="P36">N</text:p>
          </table:table-cell>
          <table:table-cell table:style-name="Table26.C2" office:value-type="string">
            <text:p text:style-name="P26">&lt;br&gt;<text:span text:style-name="T1"> – Will be replaced with a new line</text:span></text:p>
          </table:table-cell>
        </table:table-row>
        <table:table-row table:style-name="Table26.1">
          <table:table-cell table:style-name="Table26.A2" office:value-type="string">
            <text:p text:style-name="P12">Space</text:p>
          </table:table-cell>
          <table:table-cell table:style-name="Table26.A2" office:value-type="string">
            <text:p text:style-name="P36">N</text:p>
          </table:table-cell>
          <table:table-cell table:style-name="Table26.C2" office:value-type="string">
            <text:p text:style-name="P2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2">Push</text:p>
          </table:table-cell>
          <table:table-cell table:style-name="Table26.A2" office:value-type="string">
            <text:p text:style-name="P36">N</text:p>
          </table:table-cell>
          <table:table-cell table:style-name="Table26.C2" office:value-type="string">
            <text:p text:style-name="P26">&lt;push=#;#&gt;<text:span text:style-name="T1"> - (x;y) The amount to push the current x/y values. </text:span></text:p>
            <text:p text:style-name="P26">&lt;push=#&gt;<text:span text:style-name="T1"> - (x) The amount to push the current x value.</text:span></text:p>
            <text:p text:style-name="P36">This provides direct control over the position of the next markup (including text/spaces).</text:p>
          </table:table-cell>
        </table:table-row>
        <table:table-row table:style-name="Table26.1">
          <table:table-cell table:style-name="Table26.A2" office:value-type="string">
            <text:p text:style-name="P12">Background Color</text:p>
          </table:table-cell>
          <table:table-cell table:style-name="Table26.A2" office:value-type="string">
            <text:p text:style-name="P36">Y</text:p>
          </table:table-cell>
          <table:table-cell table:style-name="Table26.C2" office:value-type="string">
            <text:p text:style-name="P27">&lt;bgc=#########;<text:span text:style-name="T26">#</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26">&lt;bgc=#########&gt;<text:span text:style-name="T1"> - Will create a background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2">Background Image</text:p>
          </table:table-cell>
          <table:table-cell table:style-name="Table26.A2" office:value-type="string">
            <text:p text:style-name="P36">N</text:p>
          </table:table-cell>
          <table:table-cell table:style-name="Table26.C2" office:value-type="string">
            <text:p text:style-name="P26">&lt;bgi=[filename]&gt; </text:p>
            <text:p text:style-name="P36"/>
            <text:p text:style-name="P2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4117910845668363257" text:style-name="L7">
              <text:list-item>
                <text:p text:style-name="P116">x offset</text:p>
              </text:list-item>
              <text:list-item>
                <text:p text:style-name="P116">y offset</text:p>
              </text:list-item>
              <text:list-item>
                <text:p text:style-name="P116">width</text:p>
              </text:list-item>
              <text:list-item>
                <text:p text:style-name="P116">height</text:p>
              </text:list-item>
            </text:list>
          </table:table-cell>
        </table:table-row>
        <text:soft-page-break/>
        <table:table-row table:style-name="Table26.1">
          <table:table-cell table:style-name="Table26.A2" office:value-type="string">
            <text:p text:style-name="P12">Image</text:p>
          </table:table-cell>
          <table:table-cell table:style-name="Table26.A2" office:value-type="string">
            <text:p text:style-name="P36">N</text:p>
          </table:table-cell>
          <table:table-cell table:style-name="Table26.C2" office:value-type="string">
            <text:p text:style-name="P26">&lt;img=[filename]&gt;</text:p>
            <text:p text:style-name="P26"><text:span text:style-name="T1">OR </text:span>&lt;img=[filename];[percent]&gt;</text:p>
            <text:p text:style-name="P26"><text:span text:style-name="T1">OR </text:span>&lt;img=[filename];[xoffset];[yoffset]&gt;</text:p>
            <text:p text:style-name="P26"><text:span text:style-name="T1">OR </text:span>&lt;img=[filename];[percent];[xoffset];[yoffset]&gt;</text:p>
            <text:p text:style-name="P36">OR <text:span text:style-name="T4">&lt;img=[filename];[xoffset];[yoffset];[width];[height]&gt;</text:span></text:p>
            <text:p text:style-name="P26"/>
            <text:list xml:id="list5451735736593904604" text:style-name="L8">
              <text:list-item>
                <text:p text:style-name="P117">percent – percentage of the <text:span text:style-name="T22">current</text:span> <text:span text:style-name="T22">font height</text:span> the image height should be (aspect ratio is maintained) – value from 0.00 to 1.00 would be smaller than the line. 1.00 represents 100%.</text:p>
              </text:list-item>
              <text:list-item>
                <text:p text:style-name="P117">xoffset – The x draw offset</text:p>
              </text:list-item>
              <text:list-item>
                <text:p text:style-name="P117">yoffset – The y draw offset</text:p>
              </text:list-item>
              <text:list-item>
                <text:p text:style-name="P117">width – The width to draw</text:p>
              </text:list-item>
              <text:list-item>
                <text:p text:style-name="P117">height – The height to draw</text:p>
              </text:list-item>
            </text:list>
            <text:p text:style-name="P36"/>
            <text:p text:style-name="P36">This will render an image and consume horizontal space like text does. If an image is too wide it will be shrunk horizontally to fit.</text:p>
            <text:p text:style-name="P36"/>
          </table:table-cell>
        </table:table-row>
        <table:table-row table:style-name="Table26.1">
          <table:table-cell table:style-name="Table26.A2" office:value-type="string">
            <text:p text:style-name="P12">Font Size</text:p>
          </table:table-cell>
          <table:table-cell table:style-name="Table26.A2" office:value-type="string">
            <text:p text:style-name="P36">Y</text:p>
          </table:table-cell>
          <table:table-cell table:style-name="Table26.C2" office:value-type="string">
            <text:p text:style-name="P26">&lt;fs=#&gt;<text:span text:style-name="T1"> - Will change the size of the font for the words within the tag.</text:span></text:p>
          </table:table-cell>
        </table:table-row>
        <table:table-row table:style-name="Table26.1">
          <table:table-cell table:style-name="Table26.A2" office:value-type="string">
            <text:p text:style-name="P12">Font Color</text:p>
          </table:table-cell>
          <table:table-cell table:style-name="Table26.A2" office:value-type="string">
            <text:p text:style-name="P36">Y</text:p>
          </table:table-cell>
          <table:table-cell table:style-name="Table26.C2" office:value-type="string">
            <text:p text:style-name="P26">&lt;fc=#########&gt;<text:span text:style-name="T1"> - Will change the font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2">Font</text:p>
          </table:table-cell>
          <table:table-cell table:style-name="Table26.A2" office:value-type="string">
            <text:p text:style-name="P36">Y</text:p>
          </table:table-cell>
          <table:table-cell table:style-name="Table26.C2" office:value-type="string">
            <text:p text:style-name="P26">&lt;f=<text:span text:style-name="T17">fontname;fontsize;bold;underline;italicized;strikeout</text:span>&gt;<text:span text:style-name="T1"> </text:span><text:span text:style-name="T15">(See the section </text:span><text:span text:style-name="T15"><text:bookmark-ref text:reference-format="text" text:ref-name="__RefHeading__2151_2015678595">Font String Format</text:bookmark-ref></text:span><text:span text:style-name="T15">)</text:span></text:p>
          </table:table-cell>
        </table:table-row>
        <table:table-row table:style-name="Table26.1">
          <table:table-cell table:style-name="Table26.A2" office:value-type="string">
            <text:p text:style-name="P12">Y Draw Offset</text:p>
          </table:table-cell>
          <table:table-cell table:style-name="Table26.A2" office:value-type="string">
            <text:p text:style-name="P36">Y</text:p>
          </table:table-cell>
          <table:table-cell table:style-name="Table26.C2" office:value-type="string">
            <text:p text:style-name="P2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2">X Draw Offset</text:p>
          </table:table-cell>
          <table:table-cell table:style-name="Table26.A1" office:value-type="string">
            <text:p text:style-name="P36">Y</text:p>
          </table:table-cell>
          <table:table-cell table:style-name="Table26.C1" office:value-type="string">
            <text:p text:style-name="P2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7">Pixel</text:p>
          </table:table-cell>
          <table:table-cell table:style-name="Table26.A2" office:value-type="string">
            <text:p text:style-name="P40">N</text:p>
          </table:table-cell>
          <table:table-cell table:style-name="Table26.C2" office:value-type="string">
            <text:p text:style-name="P3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34">&lt;px=#&gt;<text:span text:style-name="T1"> - y is defaulted to -1 as defined above.</text:span></text:p>
          </table:table-cell>
        </table:table-row>
        <table:table-row table:style-name="Table26.1">
          <table:table-cell table:style-name="Table26.A2" office:value-type="string">
            <text:p text:style-name="P16">Align Center </text:p>
          </table:table-cell>
          <table:table-cell table:style-name="Table26.A2" office:value-type="string">
            <text:p text:style-name="P41">Y</text:p>
          </table:table-cell>
          <table:table-cell table:style-name="Table26.C2" office:value-type="string">
            <text:p text:style-name="P3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6">Align Left</text:p>
          </table:table-cell>
          <table:table-cell table:style-name="Table26.A2" office:value-type="string">
            <text:p text:style-name="P41">Y</text:p>
          </table:table-cell>
          <table:table-cell table:style-name="Table26.C2" office:value-type="string">
            <text:p text:style-name="P32">&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6">Align Right</text:p>
          </table:table-cell>
          <table:table-cell table:style-name="Table26.A2" office:value-type="string">
            <text:p text:style-name="P41">Y</text:p>
          </table:table-cell>
          <table:table-cell table:style-name="Table26.C2" office:value-type="string">
            <text:p text:style-name="P3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4">Line Spacing</text:p>
          </table:table-cell>
          <table:table-cell table:style-name="Table26.A2" office:value-type="string">
            <text:p text:style-name="P38">Y</text:p>
          </table:table-cell>
          <table:table-cell table:style-name="Table26.C2" office:value-type="string">
            <text:p text:style-name="P3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2">Quote</text:p>
          </table:table-cell>
          <table:table-cell table:style-name="Table26.A2" office:value-type="string">
            <text:p text:style-name="P36">N</text:p>
          </table:table-cell>
          <table:table-cell table:style-name="Table26.C2" office:value-type="string">
            <text:p text:style-name="P26">&lt;q&gt;<text:span text:style-name="T1"> - Will be replaced with a double quote (“) character</text:span></text:p>
          </table:table-cell>
        </table:table-row>
        <table:table-row table:style-name="Table26.1">
          <table:table-cell table:style-name="Table26.A2" office:value-type="string">
            <text:p text:style-name="P12">Comma</text:p>
          </table:table-cell>
          <table:table-cell table:style-name="Table26.A2" office:value-type="string">
            <text:p text:style-name="P36">N</text:p>
          </table:table-cell>
          <table:table-cell table:style-name="Table26.C2" office:value-type="string">
            <text:p text:style-name="P26">&lt;c&gt; <text:span text:style-name="T1">- Will be replaced with a comma (,) character</text:span></text:p>
          </table:table-cell>
        </table:table-row>
        <table:table-row table:style-name="Table26.1">
          <table:table-cell table:style-name="Table26.A2" office:value-type="string">
            <text:p text:style-name="P15">Escape Characters</text:p>
          </table:table-cell>
          <table:table-cell table:style-name="Table26.A2" office:value-type="string">
            <text:p text:style-name="P39">N/A</text:p>
          </table:table-cell>
          <table:table-cell table:style-name="Table26.C2" office:value-type="string">
            <text:p text:style-name="P39">The ‘\’ character can be used to indicate to ignore any special meaning of the following character. Examples:</text:p>
            <text:p text:style-name="P3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4">L</text:span>ine<text:span text:style-name="T24">s</text:span> will draw on top of <text:span text:style-name="T24">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99">Value</text:p>
            </table:table-cell>
            <table:table-cell table:style-name="Table19.B1" office:value-type="string">
              <text:p text:style-name="P99">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26">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2">roundedrect </text:p>
            <text:p text:style-name="P12">(rectangle with rounded edges)</text:p>
          </table:table-cell>
          <table:table-cell table:style-name="Table3.B2" office:value-type="string">
            <text:p text:style-name="P26">[EdgeSize]</text:p>
            <text:p text:style-name="P36"/>
            <text:p text:style-name="P36">EdgeSize – The distance to round from the corner.</text:p>
          </table:table-cell>
        </table:table-row>
        <text:soft-page-break/>
        <table:table-row table:style-name="Table3.1">
          <table:table-cell table:style-name="Table3.A2" office:value-type="string">
            <text:p text:style-name="P12">grid</text:p>
          </table:table-cell>
          <table:table-cell table:style-name="Table3.B2" office:value-type="string">
            <text:p text:style-name="P26">[AllowPartialGrid];[GridWidth];[GridHeight]</text:p>
            <text:p text:style-name="P26"/>
            <text:p text:style-name="P36">AllowPartialGrid – Allows the grid to draw in an incomplete form on the right and bottom</text:p>
            <text:p text:style-name="P36">GridWidth – The width of a single rectangle in the grid.</text:p>
            <text:p text:style-name="P36">GridHeight – The height of a single rectangle in the grid.</text:p>
          </table:table-cell>
        </table:table-row>
        <table:table-row table:style-name="Table3.1">
          <table:table-cell table:style-name="Table3.A2" office:value-type="string">
            <text:p text:style-name="P12">triangle</text:p>
          </table:table-cell>
          <table:table-cell table:style-name="Table3.B2" office:value-type="string">
            <text:p text:style-name="P26">[Corner]</text:p>
            <text:p text:style-name="P26"/>
            <text:p text:style-name="P36">Corner – The corner to draw the triangle from. 0 is upper left, 1 is upper right, 2 lower right, and 3 is lower left (default is 0)</text:p>
          </table:table-cell>
        </table:table-row>
      </table:table>
      <text:h text:style-name="Heading_20_3" text:outline-level="3">Grid Note</text:h>
      <text:list xml:id="list8773385492896866418" text:style-name="L9">
        <text:list-item>
          <text:p text:style-name="P11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1708437267508118018" text:style-name="L10">
        <text:list-item>
          <text:p text:style-name="P114">Card Values (![x])</text:p>
        </text:list-item>
        <text:list-item>
          <text:p text:style-name="P114">Data Source References (@[x]) <text:span text:style-name="T41">&amp; Substring (%[x,y,z]) (starting with right most first)</text:span></text:p>
        </text:list-item>
        <text:list-item>
          <text:p text:style-name="P114">If/Switch <text:span text:style-name="T23">(starting with the right most first)</text:span></text:p>
        </text:list-item>
        <text:list-item>
          <text:p text:style-name="P114">Text translations (Note: These only apply to Text elements)</text:p>
        </text:list-item>
        <text:list-item>
          <text:p text:style-name="P115">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75">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75">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75">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76">Log Incept Translation</text:p>
          </table:table-cell>
          <table:table-cell table:style-name="Table29.B2" office:value-type="string">
            <text:p text:style-name="P71">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75">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75">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75">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75">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75">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75">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75">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75">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text:soft-page-break/>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6" meta:image-count="0" meta:object-count="0" meta:page-count="29" meta:paragraph-count="883" meta:word-count="7497" meta:character-count="44904" meta:non-whitespace-character-count="38223"/>
  </office:meta>
</office:document-meta>
</file>